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bi_level_data_5 - Copy" table:style-name="ta1">
        <table:shapes>
          <draw:frame draw:z-index="0" draw:style-name="gr1" draw:text-style-name="P1" svg:width="16.018cm" svg:height="9.005cm" svg:x="40.613cm" svg:y="1.195cm">
            <draw:object draw:notify-on-update-of-ranges="'rabi_level_data_5 - Copy'.B1:'rabi_level_data_5 - Copy'.B1 'rabi_level_data_5 - Copy'.B2:'rabi_level_data_5 - Copy'.B57 'rabi_level_data_5 - Copy'.C1:'rabi_level_data_5 - Copy'.C1 'rabi_level_data_5 - Copy'.C2:'rabi_level_data_5 - Copy'.C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1cm" svg:height="9.005cm" svg:x="40.519cm" svg:y="12.776cm">
            <draw:object draw:notify-on-update-of-ranges="'rabi_level_data_5 - Copy'.E1:'rabi_level_data_5 - Copy'.E1 'rabi_level_data_5 - Copy'.E2:'rabi_level_data_5 - Copy'.E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6.017cm" svg:height="9.004cm" svg:x="22.242cm" svg:y="1.061cm">
            <draw:object draw:notify-on-update-of-ranges="'rabi_level_data_5 - Copy'.F1:'rabi_level_data_5 - Copy'.F1 'rabi_level_data_5 - Copy'.F2:'rabi_level_data_5 - Copy'.F57 'rabi_level_data_5 - Copy'.G1:'rabi_level_data_5 - Copy'.G1 'rabi_level_data_5 - Copy'.G2:'rabi_level_data_5 - Copy'.G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evel_0</text:p>
          </table:table-cell>
          <table:table-cell office:value-type="string" calcext:value-type="string">
            <text:p>level_1</text:p>
          </table:table-cell>
          <table:table-cell office:value-type="string" calcext:value-type="string">
            <text:p>pi_time_scaled</text:p>
          </table:table-cell>
          <table:table-cell office:value-type="string" calcext:value-type="string">
            <text:p>pi_time_est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amp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0156047467957325" calcext:value-type="float">
            <text:p>-1.56047467957325E-05</text:p>
          </table:table-cell>
          <table:table-cell office:value-type="float" office:value="-0.00000102300413220502" calcext:value-type="float">
            <text:p>-1.02300413220502E-06</text:p>
          </table:table-cell>
          <table:table-cell table:formula="of:=[.E2]/100000000" office:value-type="float" office:value="0.0000016007996" calcext:value-type="float">
            <text:p>0.0000016007996</text:p>
          </table:table-cell>
          <table:table-cell office:value-type="float" office:value="160.07996" calcext:value-type="float">
            <text:p>160.07996</text:p>
          </table:table-cell>
          <table:table-cell table:formula="of:=([.B2]+[.C2])/2" office:value-type="float" office:value="-0.00000831387546396874" calcext:value-type="float">
            <text:p>-8.31387546396874E-06</text:p>
          </table:table-cell>
          <table:table-cell table:formula="of:=([.C2]-[.B2])/2" office:value-type="float" office:value="0.00000729087133176372" calcext:value-type="float">
            <text:p>7.29087133176372E-06</text:p>
          </table:table-cell>
        </table:table-row>
        <table:table-row table:style-name="ro1">
          <table:table-cell office:value-type="float" office:value="95.30469" calcext:value-type="float">
            <text:p>95.30469</text:p>
          </table:table-cell>
          <table:table-cell office:value-type="float" office:value="-0.0000163146984153452" calcext:value-type="float">
            <text:p>-1.63146984153452E-05</text:p>
          </table:table-cell>
          <table:table-cell office:value-type="float" office:value="-0.00000200240265723552" calcext:value-type="float">
            <text:p>-2.00240265723552E-06</text:p>
          </table:table-cell>
          <table:table-cell table:formula="of:=[.E3]/100000000" office:value-type="float" office:value="0.0000016012234" calcext:value-type="float">
            <text:p>0.0000016012234</text:p>
          </table:table-cell>
          <table:table-cell office:value-type="float" office:value="160.12234" calcext:value-type="float">
            <text:p>160.12234</text:p>
          </table:table-cell>
          <table:table-cell table:formula="of:=([.B3]+[.C3])/2" office:value-type="float" office:value="-0.00000915855053629035" calcext:value-type="float">
            <text:p>-9.15855053629035E-06</text:p>
          </table:table-cell>
          <table:table-cell table:formula="of:=([.C3]-[.B3])/2" office:value-type="float" office:value="0.00000715614787905483" calcext:value-type="float">
            <text:p>7.15614787905483E-06</text:p>
          </table:table-cell>
        </table:table-row>
        <table:table-row table:style-name="ro1">
          <table:table-cell office:value-type="float" office:value="190.48463" calcext:value-type="float">
            <text:p>190.48463</text:p>
          </table:table-cell>
          <table:table-cell office:value-type="float" office:value="-0.000017695478177521" calcext:value-type="float">
            <text:p>-1.7695478177521E-05</text:p>
          </table:table-cell>
          <table:table-cell office:value-type="float" office:value="-0.000003705714754997" calcext:value-type="float">
            <text:p>-3.705714754997E-06</text:p>
          </table:table-cell>
          <table:table-cell table:formula="of:=[.E4]/100000000" office:value-type="float" office:value="0.0000016012332" calcext:value-type="float">
            <text:p>0.0000016012332</text:p>
          </table:table-cell>
          <table:table-cell office:value-type="float" office:value="160.12332" calcext:value-type="float">
            <text:p>160.12332</text:p>
          </table:table-cell>
          <table:table-cell table:formula="of:=([.B4]+[.C4])/2" office:value-type="float" office:value="-0.000010700596466259" calcext:value-type="float">
            <text:p>-1.0700596466259E-05</text:p>
          </table:table-cell>
          <table:table-cell table:formula="of:=([.C4]-[.B4])/2" office:value-type="float" office:value="0.00000699488171126202" calcext:value-type="float">
            <text:p>6.99488171126202E-06</text:p>
          </table:table-cell>
        </table:table-row>
        <table:table-row table:style-name="ro1">
          <table:table-cell office:value-type="float" office:value="285.6701" calcext:value-type="float">
            <text:p>285.6701</text:p>
          </table:table-cell>
          <table:table-cell office:value-type="float" office:value="-0.0000183342420144124" calcext:value-type="float">
            <text:p>-1.83342420144124E-05</text:p>
          </table:table-cell>
          <table:table-cell office:value-type="float" office:value="-0.00000425931495098658" calcext:value-type="float">
            <text:p>-4.25931495098658E-06</text:p>
          </table:table-cell>
          <table:table-cell table:formula="of:=[.E5]/100000000" office:value-type="float" office:value="0.0000016046694" calcext:value-type="float">
            <text:p>0.0000016046694</text:p>
          </table:table-cell>
          <table:table-cell office:value-type="float" office:value="160.46694" calcext:value-type="float">
            <text:p>160.46694</text:p>
          </table:table-cell>
          <table:table-cell table:formula="of:=([.B5]+[.C5])/2" office:value-type="float" office:value="-0.0000112967784826995" calcext:value-type="float">
            <text:p>-1.12967784826995E-05</text:p>
          </table:table-cell>
          <table:table-cell table:formula="of:=([.C5]-[.B5])/2" office:value-type="float" office:value="0.00000703746353171293" calcext:value-type="float">
            <text:p>7.03746353171293E-06</text:p>
          </table:table-cell>
        </table:table-row>
        <table:table-row table:style-name="ro1">
          <table:table-cell office:value-type="float" office:value="380.9442" calcext:value-type="float">
            <text:p>380.9442</text:p>
          </table:table-cell>
          <table:table-cell office:value-type="float" office:value="-0.0000196981760551331" calcext:value-type="float">
            <text:p>-1.96981760551331E-05</text:p>
          </table:table-cell>
          <table:table-cell office:value-type="float" office:value="-0.00000555787070985789" calcext:value-type="float">
            <text:p>-5.55787070985789E-06</text:p>
          </table:table-cell>
          <table:table-cell table:formula="of:=[.E6]/100000000" office:value-type="float" office:value="0.0000016035498" calcext:value-type="float">
            <text:p>0.0000016035498</text:p>
          </table:table-cell>
          <table:table-cell office:value-type="float" office:value="160.35498" calcext:value-type="float">
            <text:p>160.35498</text:p>
          </table:table-cell>
          <table:table-cell table:formula="of:=([.B6]+[.C6])/2" office:value-type="float" office:value="-0.0000126280233824955" calcext:value-type="float">
            <text:p>-1.26280233824955E-05</text:p>
          </table:table-cell>
          <table:table-cell table:formula="of:=([.C6]-[.B6])/2" office:value-type="float" office:value="0.00000707015267263762" calcext:value-type="float">
            <text:p>7.07015267263762E-06</text:p>
          </table:table-cell>
        </table:table-row>
        <table:table-row table:style-name="ro1">
          <table:table-cell office:value-type="float" office:value="476.20992" calcext:value-type="float">
            <text:p>476.20992</text:p>
          </table:table-cell>
          <table:table-cell office:value-type="float" office:value="-0.0000179899907559027" calcext:value-type="float">
            <text:p>-1.79899907559027E-05</text:p>
          </table:table-cell>
          <table:table-cell office:value-type="float" office:value="-0.00000377110192592105" calcext:value-type="float">
            <text:p>-3.77110192592105E-06</text:p>
          </table:table-cell>
          <table:table-cell table:formula="of:=[.E7]/100000000" office:value-type="float" office:value="0.0000016040262" calcext:value-type="float">
            <text:p>0.0000016040262</text:p>
          </table:table-cell>
          <table:table-cell office:value-type="float" office:value="160.40262" calcext:value-type="float">
            <text:p>160.40262</text:p>
          </table:table-cell>
          <table:table-cell table:formula="of:=([.B7]+[.C7])/2" office:value-type="float" office:value="-0.0000108805463409119" calcext:value-type="float">
            <text:p>-1.08805463409119E-05</text:p>
          </table:table-cell>
          <table:table-cell table:formula="of:=([.C7]-[.B7])/2" office:value-type="float" office:value="0.00000710944441499081" calcext:value-type="float">
            <text:p>7.10944441499081E-06</text:p>
          </table:table-cell>
        </table:table-row>
        <table:table-row table:style-name="ro1">
          <table:table-cell office:value-type="float" office:value="571.4457" calcext:value-type="float">
            <text:p>571.4457</text:p>
          </table:table-cell>
          <table:table-cell office:value-type="float" office:value="-0.0000177197496238882" calcext:value-type="float">
            <text:p>-1.77197496238882E-05</text:p>
          </table:table-cell>
          <table:table-cell office:value-type="float" office:value="-0.00000317424461521431" calcext:value-type="float">
            <text:p>-3.17424461521431E-06</text:p>
          </table:table-cell>
          <table:table-cell table:formula="of:=[.E8]/100000000" office:value-type="float" office:value="0.0000016016579" calcext:value-type="float">
            <text:p>0.0000016016579</text:p>
          </table:table-cell>
          <table:table-cell office:value-type="float" office:value="160.16579" calcext:value-type="float">
            <text:p>160.16579</text:p>
          </table:table-cell>
          <table:table-cell table:formula="of:=([.B8]+[.C8])/2" office:value-type="float" office:value="-0.0000104469971195513" calcext:value-type="float">
            <text:p>-1.04469971195513E-05</text:p>
          </table:table-cell>
          <table:table-cell table:formula="of:=([.C8]-[.B8])/2" office:value-type="float" office:value="0.00000727275250433695" calcext:value-type="float">
            <text:p>7.27275250433695E-06</text:p>
          </table:table-cell>
        </table:table-row>
        <table:table-row table:style-name="ro1">
          <table:table-cell office:value-type="float" office:value="666.87125" calcext:value-type="float">
            <text:p>666.87125</text:p>
          </table:table-cell>
          <table:table-cell office:value-type="float" office:value="-0.0000167718204200134" calcext:value-type="float">
            <text:p>-1.67718204200134E-05</text:p>
          </table:table-cell>
          <table:table-cell office:value-type="float" office:value="-0.00000204947249202928" calcext:value-type="float">
            <text:p>-2.04947249202928E-06</text:p>
          </table:table-cell>
          <table:table-cell table:formula="of:=[.E9]/100000000" office:value-type="float" office:value="0.0000016015992" calcext:value-type="float">
            <text:p>0.0000016015992</text:p>
          </table:table-cell>
          <table:table-cell office:value-type="float" office:value="160.15992" calcext:value-type="float">
            <text:p>160.15992</text:p>
          </table:table-cell>
          <table:table-cell table:formula="of:=([.B9]+[.C9])/2" office:value-type="float" office:value="-0.00000941064645602136" calcext:value-type="float">
            <text:p>-9.41064645602136E-06</text:p>
          </table:table-cell>
          <table:table-cell table:formula="of:=([.C9]-[.B9])/2" office:value-type="float" office:value="0.00000736117396399208" calcext:value-type="float">
            <text:p>7.36117396399208E-06</text:p>
          </table:table-cell>
        </table:table-row>
        <table:table-row table:style-name="ro1">
          <table:table-cell office:value-type="float" office:value="762.32924" calcext:value-type="float">
            <text:p>762.32924</text:p>
          </table:table-cell>
          <table:table-cell office:value-type="float" office:value="-0.0000162724292500685" calcext:value-type="float">
            <text:p>-1.62724292500685E-05</text:p>
          </table:table-cell>
          <table:table-cell office:value-type="float" office:value="-0.00000151365053237011" calcext:value-type="float">
            <text:p>-1.51365053237011E-06</text:p>
          </table:table-cell>
          <table:table-cell table:formula="of:=[.E10]/100000000" office:value-type="float" office:value="0.0000015991736" calcext:value-type="float">
            <text:p>0.0000015991736</text:p>
          </table:table-cell>
          <table:table-cell office:value-type="float" office:value="159.91736" calcext:value-type="float">
            <text:p>159.91736</text:p>
          </table:table-cell>
          <table:table-cell table:formula="of:=([.B10]+[.C10])/2" office:value-type="float" office:value="-0.00000889303989121929" calcext:value-type="float">
            <text:p>-8.89303989121929E-06</text:p>
          </table:table-cell>
          <table:table-cell table:formula="of:=([.C10]-[.B10])/2" office:value-type="float" office:value="0.00000737938935884918" calcext:value-type="float">
            <text:p>7.37938935884918E-06</text:p>
          </table:table-cell>
        </table:table-row>
        <table:table-row table:style-name="ro1">
          <table:table-cell office:value-type="float" office:value="857.59181" calcext:value-type="float">
            <text:p>857.59181</text:p>
          </table:table-cell>
          <table:table-cell office:value-type="float" office:value="-0.0000147042738237313" calcext:value-type="float">
            <text:p>-1.47042738237313E-05</text:p>
          </table:table-cell>
          <table:table-cell office:value-type="float" office:value="-0.000000321951232906211" calcext:value-type="float">
            <text:p>-3.21951232906211E-07</text:p>
          </table:table-cell>
          <table:table-cell table:formula="of:=[.E11]/100000000" office:value-type="float" office:value="0.0000016000143" calcext:value-type="float">
            <text:p>0.0000016000143</text:p>
          </table:table-cell>
          <table:table-cell office:value-type="float" office:value="160.00143" calcext:value-type="float">
            <text:p>160.00143</text:p>
          </table:table-cell>
          <table:table-cell table:formula="of:=([.B11]+[.C11])/2" office:value-type="float" office:value="-0.00000751311252831874" calcext:value-type="float">
            <text:p>-7.51311252831874E-06</text:p>
          </table:table-cell>
          <table:table-cell table:formula="of:=([.C11]-[.B11])/2" office:value-type="float" office:value="0.00000719116129541253" calcext:value-type="float">
            <text:p>7.19116129541253E-06</text:p>
          </table:table-cell>
        </table:table-row>
        <table:table-row table:style-name="ro1">
          <table:table-cell office:value-type="float" office:value="952.98512" calcext:value-type="float">
            <text:p>952.98512</text:p>
          </table:table-cell>
          <table:table-cell office:value-type="float" office:value="-0.000014471595528065" calcext:value-type="float">
            <text:p>-1.4471595528065E-05</text:p>
          </table:table-cell>
          <table:table-cell office:value-type="float" office:value="-0.000000159125809302466" calcext:value-type="float">
            <text:p>-1.59125809302466E-07</text:p>
          </table:table-cell>
          <table:table-cell table:formula="of:=[.E12]/100000000" office:value-type="float" office:value="0.0000016013194" calcext:value-type="float">
            <text:p>0.0000016013194</text:p>
          </table:table-cell>
          <table:table-cell office:value-type="float" office:value="160.13194" calcext:value-type="float">
            <text:p>160.13194</text:p>
          </table:table-cell>
          <table:table-cell table:formula="of:=([.B12]+[.C12])/2" office:value-type="float" office:value="-0.00000731536066868372" calcext:value-type="float">
            <text:p>-7.31536066868372E-06</text:p>
          </table:table-cell>
          <table:table-cell table:formula="of:=([.C12]-[.B12])/2" office:value-type="float" office:value="0.00000715623485938125" calcext:value-type="float">
            <text:p>7.15623485938125E-06</text:p>
          </table:table-cell>
        </table:table-row>
        <table:table-row table:style-name="ro1">
          <table:table-cell office:value-type="float" office:value="1048.36287" calcext:value-type="float">
            <text:p>1048.36287</text:p>
          </table:table-cell>
          <table:table-cell office:value-type="float" office:value="-0.0000161316536411527" calcext:value-type="float">
            <text:p>-1.61316536411527E-05</text:p>
          </table:table-cell>
          <table:table-cell office:value-type="float" office:value="-0.00000210352244749392" calcext:value-type="float">
            <text:p>-2.10352244749392E-06</text:p>
          </table:table-cell>
          <table:table-cell table:formula="of:=[.E13]/100000000" office:value-type="float" office:value="0.0000016017704" calcext:value-type="float">
            <text:p>0.0000016017704</text:p>
          </table:table-cell>
          <table:table-cell office:value-type="float" office:value="160.17704" calcext:value-type="float">
            <text:p>160.17704</text:p>
          </table:table-cell>
          <table:table-cell table:formula="of:=([.B13]+[.C13])/2" office:value-type="float" office:value="-0.00000911758804432329" calcext:value-type="float">
            <text:p>-9.11758804432329E-06</text:p>
          </table:table-cell>
          <table:table-cell table:formula="of:=([.C13]-[.B13])/2" office:value-type="float" office:value="0.00000701406559682936" calcext:value-type="float">
            <text:p>7.01406559682936E-06</text:p>
          </table:table-cell>
        </table:table-row>
        <table:table-row table:style-name="ro1">
          <table:table-cell office:value-type="float" office:value="1143.40146" calcext:value-type="float">
            <text:p>1143.40146</text:p>
          </table:table-cell>
          <table:table-cell office:value-type="float" office:value="-0.0000196157269486763" calcext:value-type="float">
            <text:p>-1.96157269486763E-05</text:p>
          </table:table-cell>
          <table:table-cell office:value-type="float" office:value="-0.00000515823424538214" calcext:value-type="float">
            <text:p>-5.15823424538214E-06</text:p>
          </table:table-cell>
          <table:table-cell table:formula="of:=[.E14]/100000000" office:value-type="float" office:value="0.0000016043196" calcext:value-type="float">
            <text:p>0.0000016043196</text:p>
          </table:table-cell>
          <table:table-cell office:value-type="float" office:value="160.43196" calcext:value-type="float">
            <text:p>160.43196</text:p>
          </table:table-cell>
          <table:table-cell table:formula="of:=([.B14]+[.C14])/2" office:value-type="float" office:value="-0.0000123869805970292" calcext:value-type="float">
            <text:p>-1.23869805970292E-05</text:p>
          </table:table-cell>
          <table:table-cell table:formula="of:=([.C14]-[.B14])/2" office:value-type="float" office:value="0.00000722874635164709" calcext:value-type="float">
            <text:p>7.22874635164709E-06</text:p>
          </table:table-cell>
        </table:table-row>
        <table:table-row table:style-name="ro1">
          <table:table-cell office:value-type="float" office:value="1238.76213" calcext:value-type="float">
            <text:p>1238.76213</text:p>
          </table:table-cell>
          <table:table-cell office:value-type="float" office:value="-0.0000199839387663467" calcext:value-type="float">
            <text:p>-1.99839387663467E-05</text:p>
          </table:table-cell>
          <table:table-cell office:value-type="float" office:value="-0.00000565667192959927" calcext:value-type="float">
            <text:p>-5.65667192959927E-06</text:p>
          </table:table-cell>
          <table:table-cell table:formula="of:=[.E15]/100000000" office:value-type="float" office:value="0.0000016047594" calcext:value-type="float">
            <text:p>0.0000016047594</text:p>
          </table:table-cell>
          <table:table-cell office:value-type="float" office:value="160.47594" calcext:value-type="float">
            <text:p>160.47594</text:p>
          </table:table-cell>
          <table:table-cell table:formula="of:=([.B15]+[.C15])/2" office:value-type="float" office:value="-0.000012820305347973" calcext:value-type="float">
            <text:p>-1.2820305347973E-05</text:p>
          </table:table-cell>
          <table:table-cell table:formula="of:=([.C15]-[.B15])/2" office:value-type="float" office:value="0.00000716363341837371" calcext:value-type="float">
            <text:p>7.16363341837371E-06</text:p>
          </table:table-cell>
        </table:table-row>
        <table:table-row table:style-name="ro1">
          <table:table-cell office:value-type="float" office:value="1333.8626" calcext:value-type="float">
            <text:p>1333.8626</text:p>
          </table:table-cell>
          <table:table-cell office:value-type="float" office:value="-0.0000197293208284256" calcext:value-type="float">
            <text:p>-1.97293208284256E-05</text:p>
          </table:table-cell>
          <table:table-cell office:value-type="float" office:value="-0.00000538841201754986" calcext:value-type="float">
            <text:p>-5.38841201754986E-06</text:p>
          </table:table-cell>
          <table:table-cell table:formula="of:=[.E16]/100000000" office:value-type="float" office:value="0.0000016026921" calcext:value-type="float">
            <text:p>0.0000016026921</text:p>
          </table:table-cell>
          <table:table-cell office:value-type="float" office:value="160.26921" calcext:value-type="float">
            <text:p>160.26921</text:p>
          </table:table-cell>
          <table:table-cell table:formula="of:=([.B16]+[.C16])/2" office:value-type="float" office:value="-0.0000125588664229877" calcext:value-type="float">
            <text:p>-1.25588664229877E-05</text:p>
          </table:table-cell>
          <table:table-cell table:formula="of:=([.C16]-[.B16])/2" office:value-type="float" office:value="0.00000717045440543787" calcext:value-type="float">
            <text:p>7.17045440543787E-06</text:p>
          </table:table-cell>
        </table:table-row>
        <table:table-row table:style-name="ro1">
          <table:table-cell office:value-type="float" office:value="1429.28183" calcext:value-type="float">
            <text:p>1429.28183</text:p>
          </table:table-cell>
          <table:table-cell office:value-type="float" office:value="-0.0000192754202041041" calcext:value-type="float">
            <text:p>-1.92754202041041E-05</text:p>
          </table:table-cell>
          <table:table-cell office:value-type="float" office:value="-0.00000449809601252893" calcext:value-type="float">
            <text:p>-4.49809601252893E-06</text:p>
          </table:table-cell>
          <table:table-cell table:formula="of:=[.E17]/100000000" office:value-type="float" office:value="0.000001601656" calcext:value-type="float">
            <text:p>0.000001601656</text:p>
          </table:table-cell>
          <table:table-cell office:value-type="float" office:value="160.1656" calcext:value-type="float">
            <text:p>160.1656</text:p>
          </table:table-cell>
          <table:table-cell table:formula="of:=([.B17]+[.C17])/2" office:value-type="float" office:value="-0.0000118867581083165" calcext:value-type="float">
            <text:p>-1.18867581083165E-05</text:p>
          </table:table-cell>
          <table:table-cell table:formula="of:=([.C17]-[.B17])/2" office:value-type="float" office:value="0.00000738866209578756" calcext:value-type="float">
            <text:p>7.38866209578756E-06</text:p>
          </table:table-cell>
        </table:table-row>
        <table:table-row table:style-name="ro1">
          <table:table-cell office:value-type="float" office:value="1524.41169" calcext:value-type="float">
            <text:p>1524.41169</text:p>
          </table:table-cell>
          <table:table-cell office:value-type="float" office:value="-0.0000186783372123609" calcext:value-type="float">
            <text:p>-1.86783372123609E-05</text:p>
          </table:table-cell>
          <table:table-cell office:value-type="float" office:value="-0.00000405055398817141" calcext:value-type="float">
            <text:p>-4.05055398817141E-06</text:p>
          </table:table-cell>
          <table:table-cell table:formula="of:=[.E18]/100000000" office:value-type="float" office:value="0.0000016010577" calcext:value-type="float">
            <text:p>0.0000016010577</text:p>
          </table:table-cell>
          <table:table-cell office:value-type="float" office:value="160.10577" calcext:value-type="float">
            <text:p>160.10577</text:p>
          </table:table-cell>
          <table:table-cell table:formula="of:=([.B18]+[.C18])/2" office:value-type="float" office:value="-0.0000113644456002661" calcext:value-type="float">
            <text:p>-1.13644456002661E-05</text:p>
          </table:table-cell>
          <table:table-cell table:formula="of:=([.C18]-[.B18])/2" office:value-type="float" office:value="0.00000731389161209474" calcext:value-type="float">
            <text:p>7.31389161209474E-06</text:p>
          </table:table-cell>
        </table:table-row>
        <table:table-row table:style-name="ro1">
          <table:table-cell office:value-type="float" office:value="1619.55493" calcext:value-type="float">
            <text:p>1619.55493</text:p>
          </table:table-cell>
          <table:table-cell office:value-type="float" office:value="-0.0000169306047931421" calcext:value-type="float">
            <text:p>-1.69306047931421E-05</text:p>
          </table:table-cell>
          <table:table-cell office:value-type="float" office:value="-0.00000217852083436106" calcext:value-type="float">
            <text:p>-2.17852083436106E-06</text:p>
          </table:table-cell>
          <table:table-cell table:formula="of:=[.E19]/100000000" office:value-type="float" office:value="0.0000015996981" calcext:value-type="float">
            <text:p>0.0000015996981</text:p>
          </table:table-cell>
          <table:table-cell office:value-type="float" office:value="159.96981" calcext:value-type="float">
            <text:p>159.96981</text:p>
          </table:table-cell>
          <table:table-cell table:formula="of:=([.B19]+[.C19])/2" office:value-type="float" office:value="-0.0000095545628137516" calcext:value-type="float">
            <text:p>-9.5545628137516E-06</text:p>
          </table:table-cell>
          <table:table-cell table:formula="of:=([.C19]-[.B19])/2" office:value-type="float" office:value="0.00000737604197939055" calcext:value-type="float">
            <text:p>7.37604197939055E-06</text:p>
          </table:table-cell>
        </table:table-row>
        <table:table-row table:style-name="ro1">
          <table:table-cell office:value-type="float" office:value="1714.75784" calcext:value-type="float">
            <text:p>1714.75784</text:p>
          </table:table-cell>
          <table:table-cell office:value-type="float" office:value="-0.0000158480361653319" calcext:value-type="float">
            <text:p>-1.58480361653319E-05</text:p>
          </table:table-cell>
          <table:table-cell office:value-type="float" office:value="-0.00000128395528242456" calcext:value-type="float">
            <text:p>-1.28395528242456E-06</text:p>
          </table:table-cell>
          <table:table-cell table:formula="of:=[.E20]/100000000" office:value-type="float" office:value="0.0000015985559" calcext:value-type="float">
            <text:p>0.0000015985559</text:p>
          </table:table-cell>
          <table:table-cell office:value-type="float" office:value="159.85559" calcext:value-type="float">
            <text:p>159.85559</text:p>
          </table:table-cell>
          <table:table-cell table:formula="of:=([.B20]+[.C20])/2" office:value-type="float" office:value="-0.00000856599572387821" calcext:value-type="float">
            <text:p>-8.56599572387821E-06</text:p>
          </table:table-cell>
          <table:table-cell table:formula="of:=([.C20]-[.B20])/2" office:value-type="float" office:value="0.00000728204044145365" calcext:value-type="float">
            <text:p>7.28204044145365E-06</text:p>
          </table:table-cell>
        </table:table-row>
        <table:table-row table:style-name="ro1">
          <table:table-cell office:value-type="float" office:value="1810.11029" calcext:value-type="float">
            <text:p>1810.11029</text:p>
          </table:table-cell>
          <table:table-cell office:value-type="float" office:value="-0.0000172858450847542" calcext:value-type="float">
            <text:p>-1.72858450847542E-05</text:p>
          </table:table-cell>
          <table:table-cell office:value-type="float" office:value="-0.00000281990656447252" calcext:value-type="float">
            <text:p>-2.81990656447252E-06</text:p>
          </table:table-cell>
          <table:table-cell table:formula="of:=[.E21]/100000000" office:value-type="float" office:value="0.0000015994319" calcext:value-type="float">
            <text:p>0.0000015994319</text:p>
          </table:table-cell>
          <table:table-cell office:value-type="float" office:value="159.94319" calcext:value-type="float">
            <text:p>159.94319</text:p>
          </table:table-cell>
          <table:table-cell table:formula="of:=([.B21]+[.C21])/2" office:value-type="float" office:value="-0.0000100528758246134" calcext:value-type="float">
            <text:p>-1.00528758246134E-05</text:p>
          </table:table-cell>
          <table:table-cell table:formula="of:=([.C21]-[.B21])/2" office:value-type="float" office:value="0.00000723296926014083" calcext:value-type="float">
            <text:p>7.23296926014083E-06</text:p>
          </table:table-cell>
        </table:table-row>
        <table:table-row table:style-name="ro1">
          <table:table-cell office:value-type="float" office:value="1905.52109" calcext:value-type="float">
            <text:p>1905.52109</text:p>
          </table:table-cell>
          <table:table-cell office:value-type="float" office:value="-0.0000182568466283847" calcext:value-type="float">
            <text:p>-1.82568466283847E-05</text:p>
          </table:table-cell>
          <table:table-cell office:value-type="float" office:value="-0.00000345824167008123" calcext:value-type="float">
            <text:p>-3.45824167008123E-06</text:p>
          </table:table-cell>
          <table:table-cell table:formula="of:=[.E22]/100000000" office:value-type="float" office:value="0.000001601239" calcext:value-type="float">
            <text:p>0.000001601239</text:p>
          </table:table-cell>
          <table:table-cell office:value-type="float" office:value="160.1239" calcext:value-type="float">
            <text:p>160.1239</text:p>
          </table:table-cell>
          <table:table-cell table:formula="of:=([.B22]+[.C22])/2" office:value-type="float" office:value="-0.000010857544149233" calcext:value-type="float">
            <text:p>-1.0857544149233E-05</text:p>
          </table:table-cell>
          <table:table-cell table:formula="of:=([.C22]-[.B22])/2" office:value-type="float" office:value="0.00000739930247915173" calcext:value-type="float">
            <text:p>7.39930247915173E-06</text:p>
          </table:table-cell>
        </table:table-row>
        <table:table-row table:style-name="ro1">
          <table:table-cell office:value-type="float" office:value="2000.91292" calcext:value-type="float">
            <text:p>2000.91292</text:p>
          </table:table-cell>
          <table:table-cell office:value-type="float" office:value="-0.0000184767667301949" calcext:value-type="float">
            <text:p>-1.84767667301949E-05</text:p>
          </table:table-cell>
          <table:table-cell office:value-type="float" office:value="-0.00000418474974128491" calcext:value-type="float">
            <text:p>-4.18474974128491E-06</text:p>
          </table:table-cell>
          <table:table-cell table:formula="of:=[.E23]/100000000" office:value-type="float" office:value="0.0000016023025" calcext:value-type="float">
            <text:p>0.0000016023025</text:p>
          </table:table-cell>
          <table:table-cell office:value-type="float" office:value="160.23025" calcext:value-type="float">
            <text:p>160.23025</text:p>
          </table:table-cell>
          <table:table-cell table:formula="of:=([.B23]+[.C23])/2" office:value-type="float" office:value="-0.0000113307582357399" calcext:value-type="float">
            <text:p>-1.13307582357399E-05</text:p>
          </table:table-cell>
          <table:table-cell table:formula="of:=([.C23]-[.B23])/2" office:value-type="float" office:value="0.000007146008494455" calcext:value-type="float">
            <text:p>7.146008494455E-06</text:p>
          </table:table-cell>
        </table:table-row>
        <table:table-row table:style-name="ro1">
          <table:table-cell office:value-type="float" office:value="2096.38621" calcext:value-type="float">
            <text:p>2096.38621</text:p>
          </table:table-cell>
          <table:table-cell office:value-type="float" office:value="-0.0000214255553725403" calcext:value-type="float">
            <text:p>-2.14255553725403E-05</text:p>
          </table:table-cell>
          <table:table-cell office:value-type="float" office:value="-0.00000706062237015804" calcext:value-type="float">
            <text:p>-7.06062237015804E-06</text:p>
          </table:table-cell>
          <table:table-cell table:formula="of:=[.E24]/100000000" office:value-type="float" office:value="0.0000016025198" calcext:value-type="float">
            <text:p>0.0000016025198</text:p>
          </table:table-cell>
          <table:table-cell office:value-type="float" office:value="160.25198" calcext:value-type="float">
            <text:p>160.25198</text:p>
          </table:table-cell>
          <table:table-cell table:formula="of:=([.B24]+[.C24])/2" office:value-type="float" office:value="-0.0000142430888713491" calcext:value-type="float">
            <text:p>-1.42430888713491E-05</text:p>
          </table:table-cell>
          <table:table-cell table:formula="of:=([.C24]-[.B24])/2" office:value-type="float" office:value="0.00000718246650119111" calcext:value-type="float">
            <text:p>7.18246650119111E-06</text:p>
          </table:table-cell>
        </table:table-row>
        <table:table-row table:style-name="ro1">
          <table:table-cell office:value-type="float" office:value="2191.63444" calcext:value-type="float">
            <text:p>2191.63444</text:p>
          </table:table-cell>
          <table:table-cell office:value-type="float" office:value="-0.0000211965906770295" calcext:value-type="float">
            <text:p>-2.11965906770295E-05</text:p>
          </table:table-cell>
          <table:table-cell office:value-type="float" office:value="-0.00000681875879187797" calcext:value-type="float">
            <text:p>-6.81875879187797E-06</text:p>
          </table:table-cell>
          <table:table-cell table:formula="of:=[.E25]/100000000" office:value-type="float" office:value="0.0000016041279" calcext:value-type="float">
            <text:p>0.0000016041279</text:p>
          </table:table-cell>
          <table:table-cell office:value-type="float" office:value="160.41279" calcext:value-type="float">
            <text:p>160.41279</text:p>
          </table:table-cell>
          <table:table-cell table:formula="of:=([.B25]+[.C25])/2" office:value-type="float" office:value="-0.0000140076747344537" calcext:value-type="float">
            <text:p>-1.40076747344537E-05</text:p>
          </table:table-cell>
          <table:table-cell table:formula="of:=([.C25]-[.B25])/2" office:value-type="float" office:value="0.00000718891594257577" calcext:value-type="float">
            <text:p>7.18891594257577E-06</text:p>
          </table:table-cell>
        </table:table-row>
        <table:table-row table:style-name="ro1">
          <table:table-cell office:value-type="float" office:value="2286.96815" calcext:value-type="float">
            <text:p>2286.96815</text:p>
          </table:table-cell>
          <table:table-cell office:value-type="float" office:value="-0.0000201138917558138" calcext:value-type="float">
            <text:p>-2.01138917558138E-05</text:p>
          </table:table-cell>
          <table:table-cell office:value-type="float" office:value="-0.00000598805859290274" calcext:value-type="float">
            <text:p>-5.98805859290274E-06</text:p>
          </table:table-cell>
          <table:table-cell table:formula="of:=[.E26]/100000000" office:value-type="float" office:value="0.0000016033851" calcext:value-type="float">
            <text:p>0.0000016033851</text:p>
          </table:table-cell>
          <table:table-cell office:value-type="float" office:value="160.33851" calcext:value-type="float">
            <text:p>160.33851</text:p>
          </table:table-cell>
          <table:table-cell table:formula="of:=([.B26]+[.C26])/2" office:value-type="float" office:value="-0.0000130509751743583" calcext:value-type="float">
            <text:p>-1.30509751743583E-05</text:p>
          </table:table-cell>
          <table:table-cell table:formula="of:=([.C26]-[.B26])/2" office:value-type="float" office:value="0.00000706291658145554" calcext:value-type="float">
            <text:p>7.06291658145554E-06</text:p>
          </table:table-cell>
        </table:table-row>
        <table:table-row table:style-name="ro1">
          <table:table-cell office:value-type="float" office:value="2382.1871" calcext:value-type="float">
            <text:p>2382.1871</text:p>
          </table:table-cell>
          <table:table-cell office:value-type="float" office:value="-0.0000177866004442874" calcext:value-type="float">
            <text:p>-1.77866004442874E-05</text:p>
          </table:table-cell>
          <table:table-cell office:value-type="float" office:value="-0.00000388708614696967" calcext:value-type="float">
            <text:p>-3.88708614696967E-06</text:p>
          </table:table-cell>
          <table:table-cell table:formula="of:=[.E27]/100000000" office:value-type="float" office:value="0.0000016037459" calcext:value-type="float">
            <text:p>0.0000016037459</text:p>
          </table:table-cell>
          <table:table-cell office:value-type="float" office:value="160.37459" calcext:value-type="float">
            <text:p>160.37459</text:p>
          </table:table-cell>
          <table:table-cell table:formula="of:=([.B27]+[.C27])/2" office:value-type="float" office:value="-0.0000108368432956286" calcext:value-type="float">
            <text:p>-1.08368432956286E-05</text:p>
          </table:table-cell>
          <table:table-cell table:formula="of:=([.C27]-[.B27])/2" office:value-type="float" office:value="0.00000694975714865889" calcext:value-type="float">
            <text:p>6.94975714865889E-06</text:p>
          </table:table-cell>
        </table:table-row>
        <table:table-row table:style-name="ro1">
          <table:table-cell office:value-type="float" office:value="2477.77048" calcext:value-type="float">
            <text:p>2477.77048</text:p>
          </table:table-cell>
          <table:table-cell office:value-type="float" office:value="-0.0000166330335617762" calcext:value-type="float">
            <text:p>-1.66330335617762E-05</text:p>
          </table:table-cell>
          <table:table-cell office:value-type="float" office:value="-0.00000242068304219812" calcext:value-type="float">
            <text:p>-2.42068304219812E-06</text:p>
          </table:table-cell>
          <table:table-cell table:formula="of:=[.E28]/100000000" office:value-type="float" office:value="0.0000016000383" calcext:value-type="float">
            <text:p>0.0000016000383</text:p>
          </table:table-cell>
          <table:table-cell office:value-type="float" office:value="160.00383" calcext:value-type="float">
            <text:p>160.00383</text:p>
          </table:table-cell>
          <table:table-cell table:formula="of:=([.B28]+[.C28])/2" office:value-type="float" office:value="-0.00000952685830198715" calcext:value-type="float">
            <text:p>-9.52685830198715E-06</text:p>
          </table:table-cell>
          <table:table-cell table:formula="of:=([.C28]-[.B28])/2" office:value-type="float" office:value="0.00000710617525978903" calcext:value-type="float">
            <text:p>7.10617525978903E-06</text:p>
          </table:table-cell>
        </table:table-row>
        <table:table-row table:style-name="ro1">
          <table:table-cell office:value-type="float" office:value="2573.0374" calcext:value-type="float">
            <text:p>2573.0374</text:p>
          </table:table-cell>
          <table:table-cell office:value-type="float" office:value="-0.0000157186415013325" calcext:value-type="float">
            <text:p>-1.57186415013325E-05</text:p>
          </table:table-cell>
          <table:table-cell office:value-type="float" office:value="-0.00000135386892249469" calcext:value-type="float">
            <text:p>-1.35386892249469E-06</text:p>
          </table:table-cell>
          <table:table-cell table:formula="of:=[.E29]/100000000" office:value-type="float" office:value="0.000001599736" calcext:value-type="float">
            <text:p>0.000001599736</text:p>
          </table:table-cell>
          <table:table-cell office:value-type="float" office:value="159.9736" calcext:value-type="float">
            <text:p>159.9736</text:p>
          </table:table-cell>
          <table:table-cell table:formula="of:=([.B29]+[.C29])/2" office:value-type="float" office:value="-0.00000853625521191361" calcext:value-type="float">
            <text:p>-8.53625521191361E-06</text:p>
          </table:table-cell>
          <table:table-cell table:formula="of:=([.C29]-[.B29])/2" office:value-type="float" office:value="0.00000718238628941892" calcext:value-type="float">
            <text:p>7.18238628941892E-06</text:p>
          </table:table-cell>
        </table:table-row>
        <table:table-row table:style-name="ro1">
          <table:table-cell office:value-type="float" office:value="2668.25113" calcext:value-type="float">
            <text:p>2668.25113</text:p>
          </table:table-cell>
          <table:table-cell office:value-type="float" office:value="-0.0000164894370758018" calcext:value-type="float">
            <text:p>-1.64894370758018E-05</text:p>
          </table:table-cell>
          <table:table-cell office:value-type="float" office:value="-0.00000164943525948554" calcext:value-type="float">
            <text:p>-1.64943525948554E-06</text:p>
          </table:table-cell>
          <table:table-cell table:formula="of:=[.E30]/100000000" office:value-type="float" office:value="0.0000015987501" calcext:value-type="float">
            <text:p>0.0000015987501</text:p>
          </table:table-cell>
          <table:table-cell office:value-type="float" office:value="159.87501" calcext:value-type="float">
            <text:p>159.87501</text:p>
          </table:table-cell>
          <table:table-cell table:formula="of:=([.B30]+[.C30])/2" office:value-type="float" office:value="-0.00000906943616764367" calcext:value-type="float">
            <text:p>-9.06943616764367E-06</text:p>
          </table:table-cell>
          <table:table-cell table:formula="of:=([.C30]-[.B30])/2" office:value-type="float" office:value="0.00000742000090815813" calcext:value-type="float">
            <text:p>7.42000090815813E-06</text:p>
          </table:table-cell>
        </table:table-row>
        <table:table-row table:style-name="ro1">
          <table:table-cell office:value-type="float" office:value="2763.89753" calcext:value-type="float">
            <text:p>2763.89753</text:p>
          </table:table-cell>
          <table:table-cell office:value-type="float" office:value="-0.0000155377535794573" calcext:value-type="float">
            <text:p>-1.55377535794573E-05</text:p>
          </table:table-cell>
          <table:table-cell office:value-type="float" office:value="-0.00000127433635947159" calcext:value-type="float">
            <text:p>-1.27433635947159E-06</text:p>
          </table:table-cell>
          <table:table-cell table:formula="of:=[.E31]/100000000" office:value-type="float" office:value="0.0000015999068" calcext:value-type="float">
            <text:p>0.0000015999068</text:p>
          </table:table-cell>
          <table:table-cell office:value-type="float" office:value="159.99068" calcext:value-type="float">
            <text:p>159.99068</text:p>
          </table:table-cell>
          <table:table-cell table:formula="of:=([.B31]+[.C31])/2" office:value-type="float" office:value="-0.00000840604496946446" calcext:value-type="float">
            <text:p>-8.40604496946446E-06</text:p>
          </table:table-cell>
          <table:table-cell table:formula="of:=([.C31]-[.B31])/2" office:value-type="float" office:value="0.00000713170860999287" calcext:value-type="float">
            <text:p>7.13170860999287E-06</text:p>
          </table:table-cell>
        </table:table-row>
        <table:table-row table:style-name="ro1">
          <table:table-cell office:value-type="float" office:value="2859.42236" calcext:value-type="float">
            <text:p>2859.42236</text:p>
          </table:table-cell>
          <table:table-cell office:value-type="float" office:value="-0.00001659428541171" calcext:value-type="float">
            <text:p>-1.659428541171E-05</text:p>
          </table:table-cell>
          <table:table-cell office:value-type="float" office:value="-0.00000194535758776764" calcext:value-type="float">
            <text:p>-1.94535758776764E-06</text:p>
          </table:table-cell>
          <table:table-cell table:formula="of:=[.E32]/100000000" office:value-type="float" office:value="0.0000015988721" calcext:value-type="float">
            <text:p>0.0000015988721</text:p>
          </table:table-cell>
          <table:table-cell office:value-type="float" office:value="159.88721" calcext:value-type="float">
            <text:p>159.88721</text:p>
          </table:table-cell>
          <table:table-cell table:formula="of:=([.B32]+[.C32])/2" office:value-type="float" office:value="-0.00000926982149973884" calcext:value-type="float">
            <text:p>-9.26982149973884E-06</text:p>
          </table:table-cell>
          <table:table-cell table:formula="of:=([.C32]-[.B32])/2" office:value-type="float" office:value="0.0000073244639119712" calcext:value-type="float">
            <text:p>7.3244639119712E-06</text:p>
          </table:table-cell>
        </table:table-row>
        <table:table-row table:style-name="ro1">
          <table:table-cell office:value-type="float" office:value="2955.09622" calcext:value-type="float">
            <text:p>2955.09622</text:p>
          </table:table-cell>
          <table:table-cell office:value-type="float" office:value="-0.0000169299145686394" calcext:value-type="float">
            <text:p>-1.69299145686394E-05</text:p>
          </table:table-cell>
          <table:table-cell office:value-type="float" office:value="-0.00000244281460813596" calcext:value-type="float">
            <text:p>-2.44281460813596E-06</text:p>
          </table:table-cell>
          <table:table-cell table:formula="of:=[.E33]/100000000" office:value-type="float" office:value="0.0000016005717" calcext:value-type="float">
            <text:p>0.0000016005717</text:p>
          </table:table-cell>
          <table:table-cell office:value-type="float" office:value="160.05717" calcext:value-type="float">
            <text:p>160.05717</text:p>
          </table:table-cell>
          <table:table-cell table:formula="of:=([.B33]+[.C33])/2" office:value-type="float" office:value="-0.00000968636458838768" calcext:value-type="float">
            <text:p>-9.68636458838768E-06</text:p>
          </table:table-cell>
          <table:table-cell table:formula="of:=([.C33]-[.B33])/2" office:value-type="float" office:value="0.00000724354998025172" calcext:value-type="float">
            <text:p>7.24354998025172E-06</text:p>
          </table:table-cell>
        </table:table-row>
        <table:table-row table:style-name="ro1">
          <table:table-cell office:value-type="float" office:value="3050.47296" calcext:value-type="float">
            <text:p>3050.47296</text:p>
          </table:table-cell>
          <table:table-cell office:value-type="float" office:value="-0.0000179557223854636" calcext:value-type="float">
            <text:p>-1.79557223854636E-05</text:p>
          </table:table-cell>
          <table:table-cell office:value-type="float" office:value="-0.00000343453794450228" calcext:value-type="float">
            <text:p>-3.43453794450228E-06</text:p>
          </table:table-cell>
          <table:table-cell table:formula="of:=[.E34]/100000000" office:value-type="float" office:value="0.0000016009631" calcext:value-type="float">
            <text:p>0.0000016009631</text:p>
          </table:table-cell>
          <table:table-cell office:value-type="float" office:value="160.09631" calcext:value-type="float">
            <text:p>160.09631</text:p>
          </table:table-cell>
          <table:table-cell table:formula="of:=([.B34]+[.C34])/2" office:value-type="float" office:value="-0.0000106951301649829" calcext:value-type="float">
            <text:p>-1.06951301649829E-05</text:p>
          </table:table-cell>
          <table:table-cell table:formula="of:=([.C34]-[.B34])/2" office:value-type="float" office:value="0.00000726059222048066" calcext:value-type="float">
            <text:p>7.26059222048066E-06</text:p>
          </table:table-cell>
        </table:table-row>
        <table:table-row table:style-name="ro1">
          <table:table-cell office:value-type="float" office:value="3145.78707" calcext:value-type="float">
            <text:p>3145.78707</text:p>
          </table:table-cell>
          <table:table-cell office:value-type="float" office:value="-0.0000187238976185098" calcext:value-type="float">
            <text:p>-1.87238976185098E-05</text:p>
          </table:table-cell>
          <table:table-cell office:value-type="float" office:value="-0.00000445555884441281" calcext:value-type="float">
            <text:p>-4.45555884441281E-06</text:p>
          </table:table-cell>
          <table:table-cell table:formula="of:=[.E35]/100000000" office:value-type="float" office:value="0.0000016031581" calcext:value-type="float">
            <text:p>0.0000016031581</text:p>
          </table:table-cell>
          <table:table-cell office:value-type="float" office:value="160.31581" calcext:value-type="float">
            <text:p>160.31581</text:p>
          </table:table-cell>
          <table:table-cell table:formula="of:=([.B35]+[.C35])/2" office:value-type="float" office:value="-0.0000115897282314613" calcext:value-type="float">
            <text:p>-1.15897282314613E-05</text:p>
          </table:table-cell>
          <table:table-cell table:formula="of:=([.C35]-[.B35])/2" office:value-type="float" office:value="0.0000071341693870485" calcext:value-type="float">
            <text:p>7.1341693870485E-06</text:p>
          </table:table-cell>
        </table:table-row>
        <table:table-row table:style-name="ro1">
          <table:table-cell office:value-type="float" office:value="3241.06836" calcext:value-type="float">
            <text:p>3241.06836</text:p>
          </table:table-cell>
          <table:table-cell office:value-type="float" office:value="-0.0000179955789551759" calcext:value-type="float">
            <text:p>-1.79955789551759E-05</text:p>
          </table:table-cell>
          <table:table-cell office:value-type="float" office:value="-0.00000408838191341173" calcext:value-type="float">
            <text:p>-4.08838191341173E-06</text:p>
          </table:table-cell>
          <table:table-cell table:formula="of:=[.E36]/100000000" office:value-type="float" office:value="0.0000016043069" calcext:value-type="float">
            <text:p>0.0000016043069</text:p>
          </table:table-cell>
          <table:table-cell office:value-type="float" office:value="160.43069" calcext:value-type="float">
            <text:p>160.43069</text:p>
          </table:table-cell>
          <table:table-cell table:formula="of:=([.B36]+[.C36])/2" office:value-type="float" office:value="-0.0000110419804342938" calcext:value-type="float">
            <text:p>-1.10419804342938E-05</text:p>
          </table:table-cell>
          <table:table-cell table:formula="of:=([.C36]-[.B36])/2" office:value-type="float" office:value="0.00000695359852088209" calcext:value-type="float">
            <text:p>6.95359852088209E-06</text:p>
          </table:table-cell>
        </table:table-row>
        <table:table-row table:style-name="ro1">
          <table:table-cell office:value-type="float" office:value="3336.5422" calcext:value-type="float">
            <text:p>3336.5422</text:p>
          </table:table-cell>
          <table:table-cell office:value-type="float" office:value="-0.000015809351147399" calcext:value-type="float">
            <text:p>-1.5809351147399E-05</text:p>
          </table:table-cell>
          <table:table-cell office:value-type="float" office:value="-0.00000175447947793523" calcext:value-type="float">
            <text:p>-1.75447947793523E-06</text:p>
          </table:table-cell>
          <table:table-cell table:formula="of:=[.E37]/100000000" office:value-type="float" office:value="0.0000016019969" calcext:value-type="float">
            <text:p>0.0000016019969</text:p>
          </table:table-cell>
          <table:table-cell office:value-type="float" office:value="160.19969" calcext:value-type="float">
            <text:p>160.19969</text:p>
          </table:table-cell>
          <table:table-cell table:formula="of:=([.B37]+[.C37])/2" office:value-type="float" office:value="-0.00000878191531266712" calcext:value-type="float">
            <text:p>-8.78191531266712E-06</text:p>
          </table:table-cell>
          <table:table-cell table:formula="of:=([.C37]-[.B37])/2" office:value-type="float" office:value="0.00000702743583473189" calcext:value-type="float">
            <text:p>7.02743583473189E-06</text:p>
          </table:table-cell>
        </table:table-row>
        <table:table-row table:style-name="ro1">
          <table:table-cell office:value-type="float" office:value="3431.83366" calcext:value-type="float">
            <text:p>3431.83366</text:p>
          </table:table-cell>
          <table:table-cell office:value-type="float" office:value="-0.0000161394398030721" calcext:value-type="float">
            <text:p>-1.61394398030721E-05</text:p>
          </table:table-cell>
          <table:table-cell office:value-type="float" office:value="-0.00000186058203636932" calcext:value-type="float">
            <text:p>-1.86058203636932E-06</text:p>
          </table:table-cell>
          <table:table-cell table:formula="of:=[.E38]/100000000" office:value-type="float" office:value="0.0000016023313" calcext:value-type="float">
            <text:p>0.0000016023313</text:p>
          </table:table-cell>
          <table:table-cell office:value-type="float" office:value="160.23313" calcext:value-type="float">
            <text:p>160.23313</text:p>
          </table:table-cell>
          <table:table-cell table:formula="of:=([.B38]+[.C38])/2" office:value-type="float" office:value="-0.00000900001091972072" calcext:value-type="float">
            <text:p>-9.00001091972072E-06</text:p>
          </table:table-cell>
          <table:table-cell table:formula="of:=([.C38]-[.B38])/2" office:value-type="float" office:value="0.00000713942888335139" calcext:value-type="float">
            <text:p>7.13942888335139E-06</text:p>
          </table:table-cell>
        </table:table-row>
        <table:table-row table:style-name="ro1">
          <table:table-cell office:value-type="float" office:value="3527.11628" calcext:value-type="float">
            <text:p>3527.11628</text:p>
          </table:table-cell>
          <table:table-cell office:value-type="float" office:value="-0.0000144582302621612" calcext:value-type="float">
            <text:p>-1.44582302621612E-05</text:p>
          </table:table-cell>
          <table:table-cell office:value-type="float" office:value="-0.0000000186667920407704" calcext:value-type="float">
            <text:p>-1.86667920407704E-08</text:p>
          </table:table-cell>
          <table:table-cell table:formula="of:=[.E39]/100000000" office:value-type="float" office:value="0.0000016007091" calcext:value-type="float">
            <text:p>0.0000016007091</text:p>
          </table:table-cell>
          <table:table-cell office:value-type="float" office:value="160.07091" calcext:value-type="float">
            <text:p>160.07091</text:p>
          </table:table-cell>
          <table:table-cell table:formula="of:=([.B39]+[.C39])/2" office:value-type="float" office:value="-0.00000723844852710097" calcext:value-type="float">
            <text:p>-7.23844852710097E-06</text:p>
          </table:table-cell>
          <table:table-cell table:formula="of:=([.C39]-[.B39])/2" office:value-type="float" office:value="0.0000072197817350602" calcext:value-type="float">
            <text:p>7.2197817350602E-06</text:p>
          </table:table-cell>
        </table:table-row>
        <table:table-row table:style-name="ro1">
          <table:table-cell office:value-type="float" office:value="3622.52463" calcext:value-type="float">
            <text:p>3622.52463</text:p>
          </table:table-cell>
          <table:table-cell office:value-type="float" office:value="-0.000015146180806904" calcext:value-type="float">
            <text:p>-1.5146180806904E-05</text:p>
          </table:table-cell>
          <table:table-cell office:value-type="float" office:value="-0.000000990159587733968" calcext:value-type="float">
            <text:p>-9.90159587733968E-07</text:p>
          </table:table-cell>
          <table:table-cell table:formula="of:=[.E40]/100000000" office:value-type="float" office:value="0.000001601662" calcext:value-type="float">
            <text:p>0.000001601662</text:p>
          </table:table-cell>
          <table:table-cell office:value-type="float" office:value="160.1662" calcext:value-type="float">
            <text:p>160.1662</text:p>
          </table:table-cell>
          <table:table-cell table:formula="of:=([.B40]+[.C40])/2" office:value-type="float" office:value="-0.00000806817019731898" calcext:value-type="float">
            <text:p>-8.06817019731898E-06</text:p>
          </table:table-cell>
          <table:table-cell table:formula="of:=([.C40]-[.B40])/2" office:value-type="float" office:value="0.00000707801060958501" calcext:value-type="float">
            <text:p>7.07801060958501E-06</text:p>
          </table:table-cell>
        </table:table-row>
        <table:table-row table:style-name="ro1">
          <table:table-cell office:value-type="float" office:value="3717.88798" calcext:value-type="float">
            <text:p>3717.88798</text:p>
          </table:table-cell>
          <table:table-cell office:value-type="float" office:value="-0.0000164499176005361" calcext:value-type="float">
            <text:p>-1.64499176005361E-05</text:p>
          </table:table-cell>
          <table:table-cell office:value-type="float" office:value="-0.00000248906406810128" calcext:value-type="float">
            <text:p>-2.48906406810128E-06</text:p>
          </table:table-cell>
          <table:table-cell table:formula="of:=[.E41]/100000000" office:value-type="float" office:value="0.0000016025816" calcext:value-type="float">
            <text:p>0.0000016025816</text:p>
          </table:table-cell>
          <table:table-cell office:value-type="float" office:value="160.25816" calcext:value-type="float">
            <text:p>160.25816</text:p>
          </table:table-cell>
          <table:table-cell table:formula="of:=([.B41]+[.C41])/2" office:value-type="float" office:value="-0.00000946949083431867" calcext:value-type="float">
            <text:p>-9.46949083431867E-06</text:p>
          </table:table-cell>
          <table:table-cell table:formula="of:=([.C41]-[.B41])/2" office:value-type="float" office:value="0.00000698042676621739" calcext:value-type="float">
            <text:p>6.98042676621739E-06</text:p>
          </table:table-cell>
        </table:table-row>
        <table:table-row table:style-name="ro1">
          <table:table-cell office:value-type="float" office:value="3813.35653" calcext:value-type="float">
            <text:p>3813.35653</text:p>
          </table:table-cell>
          <table:table-cell office:value-type="float" office:value="-0.0000176411521207559" calcext:value-type="float">
            <text:p>-1.76411521207559E-05</text:p>
          </table:table-cell>
          <table:table-cell office:value-type="float" office:value="-0.00000356316216059513" calcext:value-type="float">
            <text:p>-3.56316216059513E-06</text:p>
          </table:table-cell>
          <table:table-cell table:formula="of:=[.E42]/100000000" office:value-type="float" office:value="0.0000016043695" calcext:value-type="float">
            <text:p>0.0000016043695</text:p>
          </table:table-cell>
          <table:table-cell office:value-type="float" office:value="160.43695" calcext:value-type="float">
            <text:p>160.43695</text:p>
          </table:table-cell>
          <table:table-cell table:formula="of:=([.B42]+[.C42])/2" office:value-type="float" office:value="-0.0000106021571406755" calcext:value-type="float">
            <text:p>-1.06021571406755E-05</text:p>
          </table:table-cell>
          <table:table-cell table:formula="of:=([.C42]-[.B42])/2" office:value-type="float" office:value="0.00000703899498008038" calcext:value-type="float">
            <text:p>7.03899498008038E-06</text:p>
          </table:table-cell>
        </table:table-row>
        <table:table-row table:style-name="ro1">
          <table:table-cell office:value-type="float" office:value="3908.60656" calcext:value-type="float">
            <text:p>3908.60656</text:p>
          </table:table-cell>
          <table:table-cell office:value-type="float" office:value="-0.000017290449618512" calcext:value-type="float">
            <text:p>-1.7290449618512E-05</text:p>
          </table:table-cell>
          <table:table-cell office:value-type="float" office:value="-0.00000355218873827833" calcext:value-type="float">
            <text:p>-3.55218873827833E-06</text:p>
          </table:table-cell>
          <table:table-cell table:formula="of:=[.E43]/100000000" office:value-type="float" office:value="0.000001605587" calcext:value-type="float">
            <text:p>0.000001605587</text:p>
          </table:table-cell>
          <table:table-cell office:value-type="float" office:value="160.5587" calcext:value-type="float">
            <text:p>160.5587</text:p>
          </table:table-cell>
          <table:table-cell table:formula="of:=([.B43]+[.C43])/2" office:value-type="float" office:value="-0.0000104213191783952" calcext:value-type="float">
            <text:p>-1.04213191783952E-05</text:p>
          </table:table-cell>
          <table:table-cell table:formula="of:=([.C43]-[.B43])/2" office:value-type="float" office:value="0.00000686913044011684" calcext:value-type="float">
            <text:p>6.86913044011684E-06</text:p>
          </table:table-cell>
        </table:table-row>
        <table:table-row table:style-name="ro1">
          <table:table-cell office:value-type="float" office:value="4004.22339" calcext:value-type="float">
            <text:p>4004.22339</text:p>
          </table:table-cell>
          <table:table-cell office:value-type="float" office:value="-0.0000180442188075097" calcext:value-type="float">
            <text:p>-1.80442188075097E-05</text:p>
          </table:table-cell>
          <table:table-cell office:value-type="float" office:value="-0.00000409590072179982" calcext:value-type="float">
            <text:p>-4.09590072179982E-06</text:p>
          </table:table-cell>
          <table:table-cell table:formula="of:=[.E44]/100000000" office:value-type="float" office:value="0.0000016054568" calcext:value-type="float">
            <text:p>0.0000016054568</text:p>
          </table:table-cell>
          <table:table-cell office:value-type="float" office:value="160.54568" calcext:value-type="float">
            <text:p>160.54568</text:p>
          </table:table-cell>
          <table:table-cell table:formula="of:=([.B44]+[.C44])/2" office:value-type="float" office:value="-0.0000110700597646548" calcext:value-type="float">
            <text:p>-1.10700597646548E-05</text:p>
          </table:table-cell>
          <table:table-cell table:formula="of:=([.C44]-[.B44])/2" office:value-type="float" office:value="0.00000697415904285496" calcext:value-type="float">
            <text:p>6.97415904285496E-06</text:p>
          </table:table-cell>
        </table:table-row>
        <table:table-row table:style-name="ro1">
          <table:table-cell office:value-type="float" office:value="4099.40981" calcext:value-type="float">
            <text:p>4099.40981</text:p>
          </table:table-cell>
          <table:table-cell office:value-type="float" office:value="-0.0000144732860025965" calcext:value-type="float">
            <text:p>-1.44732860025965E-05</text:p>
          </table:table-cell>
          <table:table-cell office:value-type="float" office:value="-0.000000314950143710929" calcext:value-type="float">
            <text:p>-3.14950143710929E-07</text:p>
          </table:table-cell>
          <table:table-cell table:formula="of:=[.E45]/100000000" office:value-type="float" office:value="0.0000016034997" calcext:value-type="float">
            <text:p>0.0000016034997</text:p>
          </table:table-cell>
          <table:table-cell office:value-type="float" office:value="160.34997" calcext:value-type="float">
            <text:p>160.34997</text:p>
          </table:table-cell>
          <table:table-cell table:formula="of:=([.B45]+[.C45])/2" office:value-type="float" office:value="-0.00000739411807315371" calcext:value-type="float">
            <text:p>-7.39411807315371E-06</text:p>
          </table:table-cell>
          <table:table-cell table:formula="of:=([.C45]-[.B45])/2" office:value-type="float" office:value="0.00000707916792944278" calcext:value-type="float">
            <text:p>7.07916792944278E-06</text:p>
          </table:table-cell>
        </table:table-row>
        <table:table-row table:style-name="ro1">
          <table:table-cell office:value-type="float" office:value="4194.87349" calcext:value-type="float">
            <text:p>4194.87349</text:p>
          </table:table-cell>
          <table:table-cell office:value-type="float" office:value="-0.0000140855082644296" calcext:value-type="float">
            <text:p>-1.40855082644296E-05</text:p>
          </table:table-cell>
          <table:table-cell office:value-type="float" office:value="0.000000258278489207699" calcext:value-type="float">
            <text:p>2.58278489207699E-07</text:p>
          </table:table-cell>
          <table:table-cell table:formula="of:=[.E46]/100000000" office:value-type="float" office:value="0.0000016027154" calcext:value-type="float">
            <text:p>0.0000016027154</text:p>
          </table:table-cell>
          <table:table-cell office:value-type="float" office:value="160.27154" calcext:value-type="float">
            <text:p>160.27154</text:p>
          </table:table-cell>
          <table:table-cell table:formula="of:=([.B46]+[.C46])/2" office:value-type="float" office:value="-0.00000691361488761093" calcext:value-type="float">
            <text:p>-6.91361488761093E-06</text:p>
          </table:table-cell>
          <table:table-cell table:formula="of:=([.C46]-[.B46])/2" office:value-type="float" office:value="0.00000717189337681863" calcext:value-type="float">
            <text:p>7.17189337681863E-06</text:p>
          </table:table-cell>
        </table:table-row>
        <table:table-row table:style-name="ro1">
          <table:table-cell office:value-type="float" office:value="4290.38356" calcext:value-type="float">
            <text:p>4290.38356</text:p>
          </table:table-cell>
          <table:table-cell office:value-type="float" office:value="-0.00001429848185894" calcext:value-type="float">
            <text:p>-1.429848185894E-05</text:p>
          </table:table-cell>
          <table:table-cell office:value-type="float" office:value="-0.0000000684055801078887" calcext:value-type="float">
            <text:p>-6.84055801078887E-08</text:p>
          </table:table-cell>
          <table:table-cell table:formula="of:=[.E47]/100000000" office:value-type="float" office:value="0.0000016032123" calcext:value-type="float">
            <text:p>0.0000016032123</text:p>
          </table:table-cell>
          <table:table-cell office:value-type="float" office:value="160.32123" calcext:value-type="float">
            <text:p>160.32123</text:p>
          </table:table-cell>
          <table:table-cell table:formula="of:=([.B47]+[.C47])/2" office:value-type="float" office:value="-0.00000718344371952394" calcext:value-type="float">
            <text:p>-7.18344371952394E-06</text:p>
          </table:table-cell>
          <table:table-cell table:formula="of:=([.C47]-[.B47])/2" office:value-type="float" office:value="0.00000711503813941605" calcext:value-type="float">
            <text:p>7.11503813941605E-06</text:p>
          </table:table-cell>
        </table:table-row>
        <table:table-row table:style-name="ro1">
          <table:table-cell office:value-type="float" office:value="4385.64312" calcext:value-type="float">
            <text:p>4385.64312</text:p>
          </table:table-cell>
          <table:table-cell office:value-type="float" office:value="-0.0000150678107997329" calcext:value-type="float">
            <text:p>-1.50678107997329E-05</text:p>
          </table:table-cell>
          <table:table-cell office:value-type="float" office:value="-0.00000068903472934289" calcext:value-type="float">
            <text:p>-6.8903472934289E-07</text:p>
          </table:table-cell>
          <table:table-cell table:formula="of:=[.E48]/100000000" office:value-type="float" office:value="0.0000016008008" calcext:value-type="float">
            <text:p>0.0000016008008</text:p>
          </table:table-cell>
          <table:table-cell office:value-type="float" office:value="160.08008" calcext:value-type="float">
            <text:p>160.08008</text:p>
          </table:table-cell>
          <table:table-cell table:formula="of:=([.B48]+[.C48])/2" office:value-type="float" office:value="-0.00000787842276453789" calcext:value-type="float">
            <text:p>-7.87842276453789E-06</text:p>
          </table:table-cell>
          <table:table-cell table:formula="of:=([.C48]-[.B48])/2" office:value-type="float" office:value="0.000007189388035195" calcext:value-type="float">
            <text:p>7.189388035195E-06</text:p>
          </table:table-cell>
        </table:table-row>
        <table:table-row table:style-name="ro1">
          <table:table-cell office:value-type="float" office:value="4481.11703" calcext:value-type="float">
            <text:p>4481.11703</text:p>
          </table:table-cell>
          <table:table-cell office:value-type="float" office:value="-0.0000144873354711085" calcext:value-type="float">
            <text:p>-1.44873354711085E-05</text:p>
          </table:table-cell>
          <table:table-cell office:value-type="float" office:value="-0.000000381939614629287" calcext:value-type="float">
            <text:p>-3.81939614629287E-07</text:p>
          </table:table-cell>
          <table:table-cell table:formula="of:=[.E49]/100000000" office:value-type="float" office:value="0.0000016005448" calcext:value-type="float">
            <text:p>0.0000016005448</text:p>
          </table:table-cell>
          <table:table-cell office:value-type="float" office:value="160.05448" calcext:value-type="float">
            <text:p>160.05448</text:p>
          </table:table-cell>
          <table:table-cell table:formula="of:=([.B49]+[.C49])/2" office:value-type="float" office:value="-0.00000743463754286887" calcext:value-type="float">
            <text:p>-7.43463754286887E-06</text:p>
          </table:table-cell>
          <table:table-cell table:formula="of:=([.C49]-[.B49])/2" office:value-type="float" office:value="0.00000705269792823958" calcext:value-type="float">
            <text:p>7.05269792823958E-06</text:p>
          </table:table-cell>
        </table:table-row>
        <table:table-row table:style-name="ro1">
          <table:table-cell office:value-type="float" office:value="4576.52376" calcext:value-type="float">
            <text:p>4576.52376</text:p>
          </table:table-cell>
          <table:table-cell office:value-type="float" office:value="-0.0000144015202256052" calcext:value-type="float">
            <text:p>-1.44015202256052E-05</text:p>
          </table:table-cell>
          <table:table-cell office:value-type="float" office:value="-0.000000550272970741345" calcext:value-type="float">
            <text:p>-5.50272970741345E-07</text:p>
          </table:table-cell>
          <table:table-cell table:formula="of:=[.E50]/100000000" office:value-type="float" office:value="0.0000015994345" calcext:value-type="float">
            <text:p>0.0000015994345</text:p>
          </table:table-cell>
          <table:table-cell office:value-type="float" office:value="159.94345" calcext:value-type="float">
            <text:p>159.94345</text:p>
          </table:table-cell>
          <table:table-cell table:formula="of:=([.B50]+[.C50])/2" office:value-type="float" office:value="-0.00000747589659817329" calcext:value-type="float">
            <text:p>-7.47589659817329E-06</text:p>
          </table:table-cell>
          <table:table-cell table:formula="of:=([.C50]-[.B50])/2" office:value-type="float" office:value="0.00000692562362743195" calcext:value-type="float">
            <text:p>6.92562362743195E-06</text:p>
          </table:table-cell>
        </table:table-row>
        <table:table-row table:style-name="ro1">
          <table:table-cell office:value-type="float" office:value="4671.89052" calcext:value-type="float">
            <text:p>4671.89052</text:p>
          </table:table-cell>
          <table:table-cell office:value-type="float" office:value="-0.0000128472285079677" calcext:value-type="float">
            <text:p>-1.28472285079677E-05</text:p>
          </table:table-cell>
          <table:table-cell office:value-type="float" office:value="0.00000123213052182332" calcext:value-type="float">
            <text:p>1.23213052182332E-06</text:p>
          </table:table-cell>
          <table:table-cell table:formula="of:=[.E51]/100000000" office:value-type="float" office:value="0.000001598325" calcext:value-type="float">
            <text:p>0.000001598325</text:p>
          </table:table-cell>
          <table:table-cell office:value-type="float" office:value="159.8325" calcext:value-type="float">
            <text:p>159.8325</text:p>
          </table:table-cell>
          <table:table-cell table:formula="of:=([.B51]+[.C51])/2" office:value-type="float" office:value="-0.00000580754899307219" calcext:value-type="float">
            <text:p>-5.80754899307219E-06</text:p>
          </table:table-cell>
          <table:table-cell table:formula="of:=([.C51]-[.B51])/2" office:value-type="float" office:value="0.00000703967951489551" calcext:value-type="float">
            <text:p>7.03967951489551E-06</text:p>
          </table:table-cell>
        </table:table-row>
        <table:table-row table:style-name="ro1">
          <table:table-cell office:value-type="float" office:value="4767.51733" calcext:value-type="float">
            <text:p>4767.51733</text:p>
          </table:table-cell>
          <table:table-cell office:value-type="float" office:value="-0.0000134172892126201" calcext:value-type="float">
            <text:p>-1.34172892126201E-05</text:p>
          </table:table-cell>
          <table:table-cell office:value-type="float" office:value="0.000000529964410115013" calcext:value-type="float">
            <text:p>5.29964410115013E-07</text:p>
          </table:table-cell>
          <table:table-cell table:formula="of:=[.E52]/100000000" office:value-type="float" office:value="0.0000015994526" calcext:value-type="float">
            <text:p>0.0000015994526</text:p>
          </table:table-cell>
          <table:table-cell office:value-type="float" office:value="159.94526" calcext:value-type="float">
            <text:p>159.94526</text:p>
          </table:table-cell>
          <table:table-cell table:formula="of:=([.B52]+[.C52])/2" office:value-type="float" office:value="-0.00000644366240125256" calcext:value-type="float">
            <text:p>-6.44366240125256E-06</text:p>
          </table:table-cell>
          <table:table-cell table:formula="of:=([.C52]-[.B52])/2" office:value-type="float" office:value="0.00000697362681136757" calcext:value-type="float">
            <text:p>6.97362681136757E-06</text:p>
          </table:table-cell>
        </table:table-row>
        <table:table-row table:style-name="ro1">
          <table:table-cell office:value-type="float" office:value="4863.0573" calcext:value-type="float">
            <text:p>4863.0573</text:p>
          </table:table-cell>
          <table:table-cell office:value-type="float" office:value="-0.0000126315755739513" calcext:value-type="float">
            <text:p>-1.26315755739513E-05</text:p>
          </table:table-cell>
          <table:table-cell office:value-type="float" office:value="0.00000129714592860998" calcext:value-type="float">
            <text:p>1.29714592860998E-06</text:p>
          </table:table-cell>
          <table:table-cell table:formula="of:=[.E53]/100000000" office:value-type="float" office:value="0.000001599272" calcext:value-type="float">
            <text:p>0.000001599272</text:p>
          </table:table-cell>
          <table:table-cell office:value-type="float" office:value="159.9272" calcext:value-type="float">
            <text:p>159.9272</text:p>
          </table:table-cell>
          <table:table-cell table:formula="of:=([.B53]+[.C53])/2" office:value-type="float" office:value="-0.00000566721482267068" calcext:value-type="float">
            <text:p>-5.66721482267068E-06</text:p>
          </table:table-cell>
          <table:table-cell table:formula="of:=([.C53]-[.B53])/2" office:value-type="float" office:value="0.00000696436075128065" calcext:value-type="float">
            <text:p>6.96436075128065E-06</text:p>
          </table:table-cell>
        </table:table-row>
        <table:table-row table:style-name="ro1">
          <table:table-cell office:value-type="float" office:value="4958.42408" calcext:value-type="float">
            <text:p>4958.42408</text:p>
          </table:table-cell>
          <table:table-cell office:value-type="float" office:value="-0.0000131693162866208" calcext:value-type="float">
            <text:p>-1.31693162866208E-05</text:p>
          </table:table-cell>
          <table:table-cell office:value-type="float" office:value="0.00000096602356607912" calcext:value-type="float">
            <text:p>9.6602356607912E-07</text:p>
          </table:table-cell>
          <table:table-cell table:formula="of:=[.E54]/100000000" office:value-type="float" office:value="0.0000015994787" calcext:value-type="float">
            <text:p>0.0000015994787</text:p>
          </table:table-cell>
          <table:table-cell office:value-type="float" office:value="159.94787" calcext:value-type="float">
            <text:p>159.94787</text:p>
          </table:table-cell>
          <table:table-cell table:formula="of:=([.B54]+[.C54])/2" office:value-type="float" office:value="-0.00000610164636027086" calcext:value-type="float">
            <text:p>-6.10164636027086E-06</text:p>
          </table:table-cell>
          <table:table-cell table:formula="of:=([.C54]-[.B54])/2" office:value-type="float" office:value="0.00000706766992634998" calcext:value-type="float">
            <text:p>7.06766992634998E-06</text:p>
          </table:table-cell>
        </table:table-row>
        <table:table-row table:style-name="ro1">
          <table:table-cell office:value-type="float" office:value="5054.14077" calcext:value-type="float">
            <text:p>5054.14077</text:p>
          </table:table-cell>
          <table:table-cell office:value-type="float" office:value="-0.0000129047568806624" calcext:value-type="float">
            <text:p>-1.29047568806624E-05</text:p>
          </table:table-cell>
          <table:table-cell office:value-type="float" office:value="0.000000999792206129672" calcext:value-type="float">
            <text:p>9.99792206129672E-07</text:p>
          </table:table-cell>
          <table:table-cell table:formula="of:=[.E55]/100000000" office:value-type="float" office:value="0.0000015993443" calcext:value-type="float">
            <text:p>0.0000015993443</text:p>
          </table:table-cell>
          <table:table-cell office:value-type="float" office:value="159.93443" calcext:value-type="float">
            <text:p>159.93443</text:p>
          </table:table-cell>
          <table:table-cell table:formula="of:=([.B55]+[.C55])/2" office:value-type="float" office:value="-0.00000595248233726638" calcext:value-type="float">
            <text:p>-5.95248233726638E-06</text:p>
          </table:table-cell>
          <table:table-cell table:formula="of:=([.C55]-[.B55])/2" office:value-type="float" office:value="0.00000695227454339605" calcext:value-type="float">
            <text:p>6.95227454339605E-06</text:p>
          </table:table-cell>
        </table:table-row>
        <table:table-row table:style-name="ro1">
          <table:table-cell office:value-type="float" office:value="5149.35755" calcext:value-type="float">
            <text:p>5149.35755</text:p>
          </table:table-cell>
          <table:table-cell office:value-type="float" office:value="-0.0000133923289284333" calcext:value-type="float">
            <text:p>-1.33923289284333E-05</text:p>
          </table:table-cell>
          <table:table-cell office:value-type="float" office:value="0.000000553692325677344" calcext:value-type="float">
            <text:p>5.53692325677344E-07</text:p>
          </table:table-cell>
          <table:table-cell table:formula="of:=[.E56]/100000000" office:value-type="float" office:value="0.0000016010908" calcext:value-type="float">
            <text:p>0.0000016010908</text:p>
          </table:table-cell>
          <table:table-cell office:value-type="float" office:value="160.10908" calcext:value-type="float">
            <text:p>160.10908</text:p>
          </table:table-cell>
          <table:table-cell table:formula="of:=([.B56]+[.C56])/2" office:value-type="float" office:value="-0.00000641931830137798" calcext:value-type="float">
            <text:p>-6.41931830137798E-06</text:p>
          </table:table-cell>
          <table:table-cell table:formula="of:=([.C56]-[.B56])/2" office:value-type="float" office:value="0.00000697301062705533" calcext:value-type="float">
            <text:p>6.97301062705533E-06</text:p>
          </table:table-cell>
        </table:table-row>
        <table:table-row table:style-name="ro1">
          <table:table-cell office:value-type="float" office:value="5244.97442" calcext:value-type="float">
            <text:p>5244.97442</text:p>
          </table:table-cell>
          <table:table-cell office:value-type="float" office:value="-0.0000132785988623817" calcext:value-type="float">
            <text:p>-1.32785988623817E-05</text:p>
          </table:table-cell>
          <table:table-cell office:value-type="float" office:value="0.000000467638074923922" calcext:value-type="float">
            <text:p>4.67638074923922E-07</text:p>
          </table:table-cell>
          <table:table-cell table:formula="of:=[.E57]/100000000" office:value-type="float" office:value="0.0000016038911" calcext:value-type="float">
            <text:p>0.0000016038911</text:p>
          </table:table-cell>
          <table:table-cell office:value-type="float" office:value="160.38911" calcext:value-type="float">
            <text:p>160.38911</text:p>
          </table:table-cell>
          <table:table-cell table:formula="of:=([.B57]+[.C57])/2" office:value-type="float" office:value="-0.00000640548039372891" calcext:value-type="float">
            <text:p>-6.40548039372891E-06</text:p>
          </table:table-cell>
          <table:table-cell table:formula="of:=([.C57]-[.B57])/2" office:value-type="float" office:value="0.00000687311846865283" calcext:value-type="float">
            <text:p>6.87311846865283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09T16:48:31.875894300</dc:date>
    <meta:editing-duration>PT1H38M1S</meta:editing-duration>
    <meta:editing-cycles>2</meta:editing-cycles>
    <meta:generator>LibreOffice/25.2.3.2$Windows_X86_64 LibreOffice_project/bbb074479178df812d175f709636b368952c2ce3</meta:generator>
    <meta:document-statistic meta:table-count="1" meta:cell-count="399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legend chart:legend-position="end" svg:x="12.889cm" svg:y="4.204cm" style:legend-expansion="high" chart:style-name="ch2"/>
        <chart:plot-area chart:style-name="ch3" svg:x="0.319cm" svg:y="0.18cm" svg:width="12.251cm" svg:height="8.646cm">
          <chart:coordinate-region svg:x="1.431cm" svg:y="0.38cm" svg:width="11.139cm" svg:height="7.6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bi_level_data_5 - Copy'.E2:'rabi_level_data_5 - Copy'.E57" chart:label-cell-address="'rabi_level_data_5 - Copy'.E1:'rabi_level_data_5 - Copy'.E1" chart:class="chart:line">
            <chart:data-point chart:repeated="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_time_est</text:p>
                <draw:g>
                  <svg:desc>'rabi_level_data_5 - Copy'.E1:'rabi_level_data_5 - Copy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.07996">
                <text:p>160.07996</text:p>
                <draw:g>
                  <svg:desc>'rabi_level_data_5 - Copy'.E2:'rabi_level_data_5 - Copy'.E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.12234">
                <text:p>160.12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.12332">
                <text:p>160.12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.46694">
                <text:p>160.46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.35498">
                <text:p>160.35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.40262">
                <text:p>160.40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.16579">
                <text:p>160.16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.15992">
                <text:p>160.15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.91736">
                <text:p>159.91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.00143">
                <text:p>160.00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.13194">
                <text:p>160.13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.17704">
                <text:p>160.17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.43196">
                <text:p>160.43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.47594">
                <text:p>160.47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.26921">
                <text:p>160.26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.1656">
                <text:p>160.1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10577">
                <text:p>160.10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.96981">
                <text:p>159.96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.85559">
                <text:p>159.855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.94319">
                <text:p>159.94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.1239">
                <text:p>160.1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.23025">
                <text:p>160.230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0.25198">
                <text:p>160.25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.41279">
                <text:p>160.41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.33851">
                <text:p>160.33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.37459">
                <text:p>160.37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.00383">
                <text:p>160.00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.9736">
                <text:p>159.97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.87501">
                <text:p>159.875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.99068">
                <text:p>159.99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9.88721">
                <text:p>159.887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.05717">
                <text:p>160.057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.09631">
                <text:p>160.096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0.31581">
                <text:p>160.315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.43069">
                <text:p>160.430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.19969">
                <text:p>160.199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.23313">
                <text:p>160.233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0.07091">
                <text:p>160.07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.1662">
                <text:p>160.16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.25816">
                <text:p>160.258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.43695">
                <text:p>160.436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.5587">
                <text:p>160.55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0.54568">
                <text:p>160.545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0.34997">
                <text:p>160.34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0.27154">
                <text:p>160.271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.32123">
                <text:p>160.32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0.08008">
                <text:p>160.08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.05448">
                <text:p>160.05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9.94345">
                <text:p>159.94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9.8325">
                <text:p>159.8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9.94526">
                <text:p>159.94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9.9272">
                <text:p>159.9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94787">
                <text:p>159.94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.93443">
                <text:p>159.934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0.10908">
                <text:p>160.109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.38911">
                <text:p>160.389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line" chart:style-name="ch1">
        <chart:legend chart:legend-position="end" svg:x="13.833cm" svg:y="3.954cm" style:legend-expansion="high" chart:style-name="ch2"/>
        <chart:plot-area chart:style-name="ch3" svg:x="0.32cm" svg:y="0.18cm" svg:width="13.193cm" svg:height="8.645cm">
          <chart:coordinate-region svg:x="2.12cm" svg:y="0.379cm" svg:width="11.393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bi_level_data_5 - Copy'.F2:'rabi_level_data_5 - Copy'.F57" chart:label-cell-address="'rabi_level_data_5 - Copy'.F1:'rabi_level_data_5 - Copy'.F1" chart:class="chart:line">
            <chart:data-point chart:repeated="56"/>
          </chart:series>
          <chart:series chart:style-name="ch7" chart:values-cell-range-address="'rabi_level_data_5 - Copy'.G2:'rabi_level_data_5 - Copy'.G57" chart:label-cell-address="'rabi_level_data_5 - Copy'.G1:'rabi_level_data_5 - Copy'.G1" chart:class="chart:line">
            <chart:data-point chart:repeated="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set</text:p>
                <draw:g>
                  <svg:desc>'rabi_level_data_5 - Copy'.F1:'rabi_level_data_5 - Copy'.F1</svg:desc>
                </draw:g>
              </table:table-cell>
              <table:table-cell office:value-type="string">
                <text:p>ampl</text:p>
                <draw:g>
                  <svg:desc>'rabi_level_data_5 - Copy'.G1:'rabi_level_data_5 - Copy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831387546396874">
                <text:p>-0.00000831387546396874</text:p>
                <draw:g>
                  <svg:desc>'rabi_level_data_5 - Copy'.F2:'rabi_level_data_5 - Copy'.F57</svg:desc>
                </draw:g>
              </table:table-cell>
              <table:table-cell office:value-type="float" office:value="0.00000729087133176372">
                <text:p>0.00000729087133176372</text:p>
                <draw:g>
                  <svg:desc>'rabi_level_data_5 - Copy'.G2:'rabi_level_data_5 - Copy'.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915855053629035">
                <text:p>-0.00000915855053629035</text:p>
              </table:table-cell>
              <table:table-cell office:value-type="float" office:value="0.00000715614787905483">
                <text:p>0.00000715614787905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10700596466259">
                <text:p>-0.000010700596466259</text:p>
              </table:table-cell>
              <table:table-cell office:value-type="float" office:value="0.00000699488171126202">
                <text:p>0.00000699488171126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112967784826995">
                <text:p>-0.0000112967784826995</text:p>
              </table:table-cell>
              <table:table-cell office:value-type="float" office:value="0.00000703746353171293">
                <text:p>0.00000703746353171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126280233824955">
                <text:p>-0.0000126280233824955</text:p>
              </table:table-cell>
              <table:table-cell office:value-type="float" office:value="0.00000707015267263762">
                <text:p>0.00000707015267263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108805463409119">
                <text:p>-0.0000108805463409119</text:p>
              </table:table-cell>
              <table:table-cell office:value-type="float" office:value="0.00000710944441499081">
                <text:p>0.00000710944441499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104469971195513">
                <text:p>-0.0000104469971195513</text:p>
              </table:table-cell>
              <table:table-cell office:value-type="float" office:value="0.00000727275250433695">
                <text:p>0.00000727275250433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941064645602136">
                <text:p>-0.00000941064645602136</text:p>
              </table:table-cell>
              <table:table-cell office:value-type="float" office:value="0.00000736117396399208">
                <text:p>0.00000736117396399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889303989121929">
                <text:p>-0.00000889303989121929</text:p>
              </table:table-cell>
              <table:table-cell office:value-type="float" office:value="0.00000737938935884918">
                <text:p>0.00000737938935884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751311252831874">
                <text:p>-0.00000751311252831874</text:p>
              </table:table-cell>
              <table:table-cell office:value-type="float" office:value="0.00000719116129541253">
                <text:p>0.00000719116129541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0731536066868372">
                <text:p>-0.00000731536066868372</text:p>
              </table:table-cell>
              <table:table-cell office:value-type="float" office:value="0.00000715623485938125">
                <text:p>0.0000071562348593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0911758804432329">
                <text:p>-0.00000911758804432329</text:p>
              </table:table-cell>
              <table:table-cell office:value-type="float" office:value="0.00000701406559682936">
                <text:p>0.00000701406559682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123869805970292">
                <text:p>-0.0000123869805970292</text:p>
              </table:table-cell>
              <table:table-cell office:value-type="float" office:value="0.00000722874635164709">
                <text:p>0.000007228746351647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12820305347973">
                <text:p>-0.000012820305347973</text:p>
              </table:table-cell>
              <table:table-cell office:value-type="float" office:value="0.00000716363341837371">
                <text:p>0.000007163633418373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125588664229877">
                <text:p>-0.0000125588664229877</text:p>
              </table:table-cell>
              <table:table-cell office:value-type="float" office:value="0.00000717045440543787">
                <text:p>0.000007170454405437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118867581083165">
                <text:p>-0.0000118867581083165</text:p>
              </table:table-cell>
              <table:table-cell office:value-type="float" office:value="0.00000738866209578756">
                <text:p>0.00000738866209578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113644456002661">
                <text:p>-0.0000113644456002661</text:p>
              </table:table-cell>
              <table:table-cell office:value-type="float" office:value="0.00000731389161209474">
                <text:p>0.00000731389161209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095545628137516">
                <text:p>-0.0000095545628137516</text:p>
              </table:table-cell>
              <table:table-cell office:value-type="float" office:value="0.00000737604197939055">
                <text:p>0.00000737604197939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0856599572387821">
                <text:p>-0.00000856599572387821</text:p>
              </table:table-cell>
              <table:table-cell office:value-type="float" office:value="0.00000728204044145365">
                <text:p>0.00000728204044145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100528758246134">
                <text:p>-0.0000100528758246134</text:p>
              </table:table-cell>
              <table:table-cell office:value-type="float" office:value="0.00000723296926014083">
                <text:p>0.00000723296926014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10857544149233">
                <text:p>-0.000010857544149233</text:p>
              </table:table-cell>
              <table:table-cell office:value-type="float" office:value="0.00000739930247915173">
                <text:p>0.000007399302479151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113307582357399">
                <text:p>-0.0000113307582357399</text:p>
              </table:table-cell>
              <table:table-cell office:value-type="float" office:value="0.000007146008494455">
                <text:p>0.000007146008494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142430888713491">
                <text:p>-0.0000142430888713491</text:p>
              </table:table-cell>
              <table:table-cell office:value-type="float" office:value="0.00000718246650119111">
                <text:p>0.00000718246650119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140076747344537">
                <text:p>-0.0000140076747344537</text:p>
              </table:table-cell>
              <table:table-cell office:value-type="float" office:value="0.00000718891594257577">
                <text:p>0.00000718891594257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130509751743583">
                <text:p>-0.0000130509751743583</text:p>
              </table:table-cell>
              <table:table-cell office:value-type="float" office:value="0.00000706291658145554">
                <text:p>0.000007062916581455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108368432956286">
                <text:p>-0.0000108368432956286</text:p>
              </table:table-cell>
              <table:table-cell office:value-type="float" office:value="0.00000694975714865889">
                <text:p>0.00000694975714865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0952685830198715">
                <text:p>-0.00000952685830198715</text:p>
              </table:table-cell>
              <table:table-cell office:value-type="float" office:value="0.00000710617525978903">
                <text:p>0.000007106175259789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0853625521191361">
                <text:p>-0.00000853625521191361</text:p>
              </table:table-cell>
              <table:table-cell office:value-type="float" office:value="0.00000718238628941892">
                <text:p>0.000007182386289418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0906943616764367">
                <text:p>-0.00000906943616764367</text:p>
              </table:table-cell>
              <table:table-cell office:value-type="float" office:value="0.00000742000090815813">
                <text:p>0.00000742000090815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0840604496946446">
                <text:p>-0.00000840604496946446</text:p>
              </table:table-cell>
              <table:table-cell office:value-type="float" office:value="0.00000713170860999287">
                <text:p>0.000007131708609992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0926982149973884">
                <text:p>-0.00000926982149973884</text:p>
              </table:table-cell>
              <table:table-cell office:value-type="float" office:value="0.0000073244639119712">
                <text:p>0.0000073244639119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0968636458838768">
                <text:p>-0.00000968636458838768</text:p>
              </table:table-cell>
              <table:table-cell office:value-type="float" office:value="0.00000724354998025172">
                <text:p>0.00000724354998025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106951301649829">
                <text:p>-0.0000106951301649829</text:p>
              </table:table-cell>
              <table:table-cell office:value-type="float" office:value="0.00000726059222048066">
                <text:p>0.00000726059222048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115897282314613">
                <text:p>-0.0000115897282314613</text:p>
              </table:table-cell>
              <table:table-cell office:value-type="float" office:value="0.0000071341693870485">
                <text:p>0.0000071341693870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110419804342938">
                <text:p>-0.0000110419804342938</text:p>
              </table:table-cell>
              <table:table-cell office:value-type="float" office:value="0.00000695359852088209">
                <text:p>0.00000695359852088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0878191531266712">
                <text:p>-0.00000878191531266712</text:p>
              </table:table-cell>
              <table:table-cell office:value-type="float" office:value="0.00000702743583473189">
                <text:p>0.000007027435834731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0900001091972072">
                <text:p>-0.00000900001091972072</text:p>
              </table:table-cell>
              <table:table-cell office:value-type="float" office:value="0.00000713942888335139">
                <text:p>0.00000713942888335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0723844852710097">
                <text:p>-0.00000723844852710097</text:p>
              </table:table-cell>
              <table:table-cell office:value-type="float" office:value="0.0000072197817350602">
                <text:p>0.00000721978173506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0806817019731898">
                <text:p>-0.00000806817019731898</text:p>
              </table:table-cell>
              <table:table-cell office:value-type="float" office:value="0.00000707801060958501">
                <text:p>0.000007078010609585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0946949083431867">
                <text:p>-0.00000946949083431867</text:p>
              </table:table-cell>
              <table:table-cell office:value-type="float" office:value="0.00000698042676621739">
                <text:p>0.000006980426766217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106021571406755">
                <text:p>-0.0000106021571406755</text:p>
              </table:table-cell>
              <table:table-cell office:value-type="float" office:value="0.00000703899498008038">
                <text:p>0.000007038994980080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104213191783952">
                <text:p>-0.0000104213191783952</text:p>
              </table:table-cell>
              <table:table-cell office:value-type="float" office:value="0.00000686913044011684">
                <text:p>0.000006869130440116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110700597646548">
                <text:p>-0.0000110700597646548</text:p>
              </table:table-cell>
              <table:table-cell office:value-type="float" office:value="0.00000697415904285496">
                <text:p>0.00000697415904285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739411807315371">
                <text:p>-0.00000739411807315371</text:p>
              </table:table-cell>
              <table:table-cell office:value-type="float" office:value="0.00000707916792944278">
                <text:p>0.00000707916792944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691361488761093">
                <text:p>-0.00000691361488761093</text:p>
              </table:table-cell>
              <table:table-cell office:value-type="float" office:value="0.00000717189337681863">
                <text:p>0.000007171893376818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0718344371952394">
                <text:p>-0.00000718344371952394</text:p>
              </table:table-cell>
              <table:table-cell office:value-type="float" office:value="0.00000711503813941605">
                <text:p>0.0000071150381394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0787842276453789">
                <text:p>-0.00000787842276453789</text:p>
              </table:table-cell>
              <table:table-cell office:value-type="float" office:value="0.000007189388035195">
                <text:p>0.0000071893880351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743463754286887">
                <text:p>-0.00000743463754286887</text:p>
              </table:table-cell>
              <table:table-cell office:value-type="float" office:value="0.00000705269792823958">
                <text:p>0.000007052697928239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0747589659817329">
                <text:p>-0.00000747589659817329</text:p>
              </table:table-cell>
              <table:table-cell office:value-type="float" office:value="0.00000692562362743195">
                <text:p>0.00000692562362743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580754899307219">
                <text:p>-0.00000580754899307219</text:p>
              </table:table-cell>
              <table:table-cell office:value-type="float" office:value="0.00000703967951489551">
                <text:p>0.000007039679514895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0644366240125256">
                <text:p>-0.00000644366240125256</text:p>
              </table:table-cell>
              <table:table-cell office:value-type="float" office:value="0.00000697362681136757">
                <text:p>0.000006973626811367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00566721482267068">
                <text:p>-0.00000566721482267068</text:p>
              </table:table-cell>
              <table:table-cell office:value-type="float" office:value="0.00000696436075128065">
                <text:p>0.000006964360751280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00610164636027086">
                <text:p>-0.00000610164636027086</text:p>
              </table:table-cell>
              <table:table-cell office:value-type="float" office:value="0.00000706766992634998">
                <text:p>0.00000706766992634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00595248233726638">
                <text:p>-0.00000595248233726638</text:p>
              </table:table-cell>
              <table:table-cell office:value-type="float" office:value="0.00000695227454339605">
                <text:p>0.000006952274543396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00641931830137798">
                <text:p>-0.00000641931830137798</text:p>
              </table:table-cell>
              <table:table-cell office:value-type="float" office:value="0.00000697301062705533">
                <text:p>0.000006973010627055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00640548039372891">
                <text:p>-0.00000640548039372891</text:p>
              </table:table-cell>
              <table:table-cell office:value-type="float" office:value="0.00000687311846865283">
                <text:p>0.00000687311846865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06cm" xlink:href=".." xlink:type="simple" chart:class="chart:line" chart:style-name="ch1">
        <chart:legend chart:legend-position="end" svg:x="13.585cm" svg:y="3.955cm" style:legend-expansion="high" chart:style-name="ch2"/>
        <chart:plot-area chart:style-name="ch3" svg:x="0.32cm" svg:y="0.18cm" svg:width="12.945cm" svg:height="8.646cm">
          <chart:coordinate-region svg:x="2.12cm" svg:y="0.379cm" svg:width="11.14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bi_level_data_5 - Copy'.B2:'rabi_level_data_5 - Copy'.B57" chart:label-cell-address="'rabi_level_data_5 - Copy'.B1:'rabi_level_data_5 - Copy'.B1" chart:class="chart:line">
            <chart:data-point chart:repeated="56"/>
          </chart:series>
          <chart:series chart:style-name="ch7" chart:values-cell-range-address="'rabi_level_data_5 - Copy'.C2:'rabi_level_data_5 - Copy'.C57" chart:label-cell-address="'rabi_level_data_5 - Copy'.C1:'rabi_level_data_5 - Copy'.C1" chart:class="chart:line">
            <chart:data-point chart:repeated="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_0</text:p>
                <draw:g>
                  <svg:desc>'rabi_level_data_5 - Copy'.B1:'rabi_level_data_5 - Copy'.B1</svg:desc>
                </draw:g>
              </table:table-cell>
              <table:table-cell office:value-type="string">
                <text:p>level_1</text:p>
                <draw:g>
                  <svg:desc>'rabi_level_data_5 - Copy'.C1:'rabi_level_data_5 - Copy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156047467957325">
                <text:p>-0.0000156047467957325</text:p>
                <draw:g>
                  <svg:desc>'rabi_level_data_5 - Copy'.B2:'rabi_level_data_5 - Copy'.B57</svg:desc>
                </draw:g>
              </table:table-cell>
              <table:table-cell office:value-type="float" office:value="-0.00000102300413220502">
                <text:p>-0.00000102300413220502</text:p>
                <draw:g>
                  <svg:desc>'rabi_level_data_5 - Copy'.C2:'rabi_level_data_5 - Copy'.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163146984153452">
                <text:p>-0.0000163146984153452</text:p>
              </table:table-cell>
              <table:table-cell office:value-type="float" office:value="-0.00000200240265723552">
                <text:p>-0.00000200240265723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17695478177521">
                <text:p>-0.000017695478177521</text:p>
              </table:table-cell>
              <table:table-cell office:value-type="float" office:value="-0.000003705714754997">
                <text:p>-0.000003705714754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183342420144124">
                <text:p>-0.0000183342420144124</text:p>
              </table:table-cell>
              <table:table-cell office:value-type="float" office:value="-0.00000425931495098658">
                <text:p>-0.00000425931495098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196981760551331">
                <text:p>-0.0000196981760551331</text:p>
              </table:table-cell>
              <table:table-cell office:value-type="float" office:value="-0.00000555787070985789">
                <text:p>-0.00000555787070985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179899907559027">
                <text:p>-0.0000179899907559027</text:p>
              </table:table-cell>
              <table:table-cell office:value-type="float" office:value="-0.00000377110192592105">
                <text:p>-0.00000377110192592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177197496238882">
                <text:p>-0.0000177197496238882</text:p>
              </table:table-cell>
              <table:table-cell office:value-type="float" office:value="-0.00000317424461521431">
                <text:p>-0.00000317424461521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167718204200134">
                <text:p>-0.0000167718204200134</text:p>
              </table:table-cell>
              <table:table-cell office:value-type="float" office:value="-0.00000204947249202928">
                <text:p>-0.00000204947249202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162724292500685">
                <text:p>-0.0000162724292500685</text:p>
              </table:table-cell>
              <table:table-cell office:value-type="float" office:value="-0.00000151365053237011">
                <text:p>-0.00000151365053237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147042738237313">
                <text:p>-0.0000147042738237313</text:p>
              </table:table-cell>
              <table:table-cell office:value-type="float" office:value="-0.000000321951232906211">
                <text:p>-0.000000321951232906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14471595528065">
                <text:p>-0.000014471595528065</text:p>
              </table:table-cell>
              <table:table-cell office:value-type="float" office:value="-0.000000159125809302466">
                <text:p>-0.000000159125809302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161316536411527">
                <text:p>-0.0000161316536411527</text:p>
              </table:table-cell>
              <table:table-cell office:value-type="float" office:value="-0.00000210352244749392">
                <text:p>-0.00000210352244749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196157269486763">
                <text:p>-0.0000196157269486763</text:p>
              </table:table-cell>
              <table:table-cell office:value-type="float" office:value="-0.00000515823424538214">
                <text:p>-0.00000515823424538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199839387663467">
                <text:p>-0.0000199839387663467</text:p>
              </table:table-cell>
              <table:table-cell office:value-type="float" office:value="-0.00000565667192959927">
                <text:p>-0.00000565667192959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197293208284256">
                <text:p>-0.0000197293208284256</text:p>
              </table:table-cell>
              <table:table-cell office:value-type="float" office:value="-0.00000538841201754986">
                <text:p>-0.00000538841201754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192754202041041">
                <text:p>-0.0000192754202041041</text:p>
              </table:table-cell>
              <table:table-cell office:value-type="float" office:value="-0.00000449809601252893">
                <text:p>-0.000004498096012528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186783372123609">
                <text:p>-0.0000186783372123609</text:p>
              </table:table-cell>
              <table:table-cell office:value-type="float" office:value="-0.00000405055398817141">
                <text:p>-0.00000405055398817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169306047931421">
                <text:p>-0.0000169306047931421</text:p>
              </table:table-cell>
              <table:table-cell office:value-type="float" office:value="-0.00000217852083436106">
                <text:p>-0.000002178520834361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158480361653319">
                <text:p>-0.0000158480361653319</text:p>
              </table:table-cell>
              <table:table-cell office:value-type="float" office:value="-0.00000128395528242456">
                <text:p>-0.00000128395528242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172858450847542">
                <text:p>-0.0000172858450847542</text:p>
              </table:table-cell>
              <table:table-cell office:value-type="float" office:value="-0.00000281990656447252">
                <text:p>-0.00000281990656447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182568466283847">
                <text:p>-0.0000182568466283847</text:p>
              </table:table-cell>
              <table:table-cell office:value-type="float" office:value="-0.00000345824167008123">
                <text:p>-0.00000345824167008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184767667301949">
                <text:p>-0.0000184767667301949</text:p>
              </table:table-cell>
              <table:table-cell office:value-type="float" office:value="-0.00000418474974128491">
                <text:p>-0.000004184749741284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214255553725403">
                <text:p>-0.0000214255553725403</text:p>
              </table:table-cell>
              <table:table-cell office:value-type="float" office:value="-0.00000706062237015804">
                <text:p>-0.000007060622370158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211965906770295">
                <text:p>-0.0000211965906770295</text:p>
              </table:table-cell>
              <table:table-cell office:value-type="float" office:value="-0.00000681875879187797">
                <text:p>-0.000006818758791877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201138917558138">
                <text:p>-0.0000201138917558138</text:p>
              </table:table-cell>
              <table:table-cell office:value-type="float" office:value="-0.00000598805859290274">
                <text:p>-0.000005988058592902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177866004442874">
                <text:p>-0.0000177866004442874</text:p>
              </table:table-cell>
              <table:table-cell office:value-type="float" office:value="-0.00000388708614696967">
                <text:p>-0.000003887086146969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166330335617762">
                <text:p>-0.0000166330335617762</text:p>
              </table:table-cell>
              <table:table-cell office:value-type="float" office:value="-0.00000242068304219812">
                <text:p>-0.00000242068304219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157186415013325">
                <text:p>-0.0000157186415013325</text:p>
              </table:table-cell>
              <table:table-cell office:value-type="float" office:value="-0.00000135386892249469">
                <text:p>-0.000001353868922494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164894370758018">
                <text:p>-0.0000164894370758018</text:p>
              </table:table-cell>
              <table:table-cell office:value-type="float" office:value="-0.00000164943525948554">
                <text:p>-0.000001649435259485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155377535794573">
                <text:p>-0.0000155377535794573</text:p>
              </table:table-cell>
              <table:table-cell office:value-type="float" office:value="-0.00000127433635947159">
                <text:p>-0.00000127433635947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1659428541171">
                <text:p>-0.00001659428541171</text:p>
              </table:table-cell>
              <table:table-cell office:value-type="float" office:value="-0.00000194535758776764">
                <text:p>-0.000001945357587767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169299145686394">
                <text:p>-0.0000169299145686394</text:p>
              </table:table-cell>
              <table:table-cell office:value-type="float" office:value="-0.00000244281460813596">
                <text:p>-0.00000244281460813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179557223854636">
                <text:p>-0.0000179557223854636</text:p>
              </table:table-cell>
              <table:table-cell office:value-type="float" office:value="-0.00000343453794450228">
                <text:p>-0.00000343453794450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187238976185098">
                <text:p>-0.0000187238976185098</text:p>
              </table:table-cell>
              <table:table-cell office:value-type="float" office:value="-0.00000445555884441281">
                <text:p>-0.000004455558844412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179955789551759">
                <text:p>-0.0000179955789551759</text:p>
              </table:table-cell>
              <table:table-cell office:value-type="float" office:value="-0.00000408838191341173">
                <text:p>-0.00000408838191341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15809351147399">
                <text:p>-0.000015809351147399</text:p>
              </table:table-cell>
              <table:table-cell office:value-type="float" office:value="-0.00000175447947793523">
                <text:p>-0.000001754479477935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161394398030721">
                <text:p>-0.0000161394398030721</text:p>
              </table:table-cell>
              <table:table-cell office:value-type="float" office:value="-0.00000186058203636932">
                <text:p>-0.000001860582036369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144582302621612">
                <text:p>-0.0000144582302621612</text:p>
              </table:table-cell>
              <table:table-cell office:value-type="float" office:value="-0.0000000186667920407704">
                <text:p>-0.00000001866679204077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15146180806904">
                <text:p>-0.000015146180806904</text:p>
              </table:table-cell>
              <table:table-cell office:value-type="float" office:value="-0.000000990159587733968">
                <text:p>-0.000000990159587733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164499176005361">
                <text:p>-0.0000164499176005361</text:p>
              </table:table-cell>
              <table:table-cell office:value-type="float" office:value="-0.00000248906406810128">
                <text:p>-0.00000248906406810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176411521207559">
                <text:p>-0.0000176411521207559</text:p>
              </table:table-cell>
              <table:table-cell office:value-type="float" office:value="-0.00000356316216059513">
                <text:p>-0.00000356316216059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17290449618512">
                <text:p>-0.000017290449618512</text:p>
              </table:table-cell>
              <table:table-cell office:value-type="float" office:value="-0.00000355218873827833">
                <text:p>-0.000003552188738278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180442188075097">
                <text:p>-0.0000180442188075097</text:p>
              </table:table-cell>
              <table:table-cell office:value-type="float" office:value="-0.00000409590072179982">
                <text:p>-0.00000409590072179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144732860025965">
                <text:p>-0.0000144732860025965</text:p>
              </table:table-cell>
              <table:table-cell office:value-type="float" office:value="-0.000000314950143710929">
                <text:p>-0.0000003149501437109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140855082644296">
                <text:p>-0.0000140855082644296</text:p>
              </table:table-cell>
              <table:table-cell office:value-type="float" office:value="0.000000258278489207699">
                <text:p>0.000000258278489207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1429848185894">
                <text:p>-0.00001429848185894</text:p>
              </table:table-cell>
              <table:table-cell office:value-type="float" office:value="-0.0000000684055801078887">
                <text:p>-0.00000006840558010788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150678107997329">
                <text:p>-0.0000150678107997329</text:p>
              </table:table-cell>
              <table:table-cell office:value-type="float" office:value="-0.00000068903472934289">
                <text:p>-0.000000689034729342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144873354711085">
                <text:p>-0.0000144873354711085</text:p>
              </table:table-cell>
              <table:table-cell office:value-type="float" office:value="-0.000000381939614629287">
                <text:p>-0.0000003819396146292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144015202256052">
                <text:p>-0.0000144015202256052</text:p>
              </table:table-cell>
              <table:table-cell office:value-type="float" office:value="-0.000000550272970741345">
                <text:p>-0.0000005502729707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128472285079677">
                <text:p>-0.0000128472285079677</text:p>
              </table:table-cell>
              <table:table-cell office:value-type="float" office:value="0.00000123213052182332">
                <text:p>0.000001232130521823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134172892126201">
                <text:p>-0.0000134172892126201</text:p>
              </table:table-cell>
              <table:table-cell office:value-type="float" office:value="0.000000529964410115013">
                <text:p>0.0000005299644101150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0126315755739513">
                <text:p>-0.0000126315755739513</text:p>
              </table:table-cell>
              <table:table-cell office:value-type="float" office:value="0.00000129714592860998">
                <text:p>0.00000129714592860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0131693162866208">
                <text:p>-0.0000131693162866208</text:p>
              </table:table-cell>
              <table:table-cell office:value-type="float" office:value="0.00000096602356607912">
                <text:p>0.000000966023566079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0129047568806624">
                <text:p>-0.0000129047568806624</text:p>
              </table:table-cell>
              <table:table-cell office:value-type="float" office:value="0.000000999792206129672">
                <text:p>0.0000009997922061296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0133923289284333">
                <text:p>-0.0000133923289284333</text:p>
              </table:table-cell>
              <table:table-cell office:value-type="float" office:value="0.000000553692325677344">
                <text:p>0.000000553692325677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0132785988623817">
                <text:p>-0.0000132785988623817</text:p>
              </table:table-cell>
              <table:table-cell office:value-type="float" office:value="0.000000467638074923922">
                <text:p>0.0000004676380749239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